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325in" text:min-label-width="0.25in" text:list-level-position-and-space-mode="label-alignment">
          <style:list-level-label-alignment text:label-followed-by="listtab" fo:margin-left="1.5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575in" text:min-label-width="0.25in" text:list-level-position-and-space-mode="label-alignment">
          <style:list-level-label-alignment text:label-followed-by="listtab" fo:margin-left="2.8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825in" text:min-label-width="0.25in" text:list-level-position-and-space-mode="label-alignment">
          <style:list-level-label-alignment text:label-followed-by="listtab" fo:margin-left="3.0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Arial" style:font-name-complex="Arial"/>
    </style:style>
    <style:style style:name="P4" style:parent-style-name="Standard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3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4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5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6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7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</style:style>
    <style:style style:name="P5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5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90" style:parent-style-name="Standard" style:family="paragraph">
      <style:paragraph-properties fo:text-align="justify"/>
      <style:text-properties style:font-name="Arial" style:font-name-complex="Arial"/>
    </style:style>
    <style:style style:name="P91" style:parent-style-name="Standard" style:list-style-name="LFO11" style:family="paragraph">
      <style:paragraph-properties fo:text-align="justify"/>
    </style:style>
    <style:style style:name="T92" style:parent-style-name="Car.predefinitoparagrafo" style:family="text">
      <style:text-properties style:font-name="Arial" style:font-name-complex="Arial"/>
    </style:style>
    <style:style style:name="T93" style:parent-style-name="Car.predefinitoparagrafo" style:family="text">
      <style:text-properties style:font-name="Arial" style:font-name-complex="Arial"/>
    </style:style>
    <style:style style:name="P94" style:parent-style-name="Standard" style:list-style-name="LFO11" style:family="paragraph">
      <style:paragraph-properties fo:text-align="justify"/>
      <style:text-properties style:font-name="Arial" style:font-name-complex="Arial"/>
    </style:style>
    <style:style style:name="P95" style:parent-style-name="Standard" style:list-style-name="LFO11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9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style:font-name="Arial" style:font-name-complex="Arial"/>
    </style:style>
    <style:style style:name="P97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98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</style:style>
    <style:style style:name="T99" style:parent-style-name="Car.predefinitoparagrafo" style:family="text">
      <style:text-properties style:font-name="Arial" style:font-name-complex="Arial"/>
    </style:style>
    <style:style style:name="T100" style:parent-style-name="Car.predefinitoparagrafo" style:family="text">
      <style:text-properties style:font-name="Arial" style:font-name-complex="Arial"/>
    </style:style>
    <style:style style:name="P101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102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103" style:parent-style-name="Standard" style:family="paragraph">
      <style:paragraph-properties fo:text-align="justify"/>
      <style:text-properties style:font-name="Arial" style:font-name-complex="Arial"/>
    </style:style>
    <style:style style:name="P104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05" style:parent-style-name="Standard" style:family="paragraph">
      <style:paragraph-properties fo:text-align="justify"/>
      <style:text-properties style:font-name="Arial" style:font-name-complex="Arial"/>
    </style:style>
    <style:style style:name="P106" style:parent-style-name="Standard" style:family="paragraph">
      <style:paragraph-properties fo:text-align="justify"/>
      <style:text-properties style:font-name="Arial" style:font-name-complex="Arial"/>
    </style:style>
    <style:style style:name="P107" style:parent-style-name="Standard" style:family="paragraph">
      <style:paragraph-properties fo:text-align="justify"/>
      <style:text-properties style:font-name="Arial" style:font-name-complex="Arial"/>
    </style:style>
    <style:style style:name="P108" style:parent-style-name="Standard" style:family="paragraph">
      <style:paragraph-properties fo:text-align="justify"/>
      <style:text-properties style:font-name="Arial" style:font-name-complex="Arial"/>
    </style:style>
    <style:style style:name="P109" style:parent-style-name="Standard" style:family="paragraph">
      <style:paragraph-properties fo:text-align="justify"/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/>
    </style:style>
    <style:style style:name="P113" style:parent-style-name="Standard" style:family="paragraph">
      <style:paragraph-properties fo:text-align="justify"/>
      <style:text-properties style:font-name="Arial" style:font-name-complex="Arial"/>
    </style:style>
    <style:style style:name="P114" style:parent-style-name="Standard" style:family="paragraph">
      <style:paragraph-properties fo:text-align="justify"/>
      <style:text-properties style:font-name="Arial" style:font-name-complex="Arial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P116" style:parent-style-name="Standard" style:family="paragraph">
      <style:paragraph-properties fo:text-align="justify"/>
      <style:text-properties style:font-name="Arial" style:font-name-complex="Arial"/>
    </style:style>
    <style:style style:name="P117" style:parent-style-name="Standard" style:family="paragraph">
      <style:paragraph-properties fo:text-align="justify"/>
      <style:text-properties style:font-name="Arial" style:font-name-complex="Arial"/>
    </style:style>
    <style:style style:name="P118" style:parent-style-name="Standard" style:family="paragraph">
      <style:paragraph-properties fo:text-align="justify"/>
      <style:text-properties style:font-name="Arial" style:font-name-complex="Arial"/>
    </style:style>
    <style:style style:name="P119" style:parent-style-name="Standard" style:family="paragraph">
      <style:paragraph-properties fo:text-align="justify"/>
      <style:text-properties style:font-name="Arial" style:font-name-complex="Arial"/>
    </style:style>
    <style:style style:name="P120" style:parent-style-name="Standard" style:family="paragraph">
      <style:paragraph-properties fo:text-align="justify"/>
      <style:text-properties style:font-name="Arial" style:font-name-complex="Arial"/>
    </style:style>
    <style:style style:name="P121" style:parent-style-name="Standard" style:family="paragraph">
      <style:paragraph-properties fo:text-align="justify"/>
      <style:text-properties style:font-name="Arial" style:font-name-complex="Arial"/>
    </style:style>
    <style:style style:name="P122" style:parent-style-name="Standard" style:family="paragraph">
      <style:paragraph-properties fo:text-align="justify"/>
      <style:text-properties style:font-name="Arial" style:font-name-complex="Arial"/>
    </style:style>
    <style:style style:name="P123" style:parent-style-name="Standard" style:family="paragraph">
      <style:paragraph-properties fo:text-align="justify"/>
      <style:text-properties style:font-name="Arial" style:font-name-complex="Arial"/>
    </style:style>
    <style:style style:name="P124" style:parent-style-name="Standard" style:family="paragraph">
      <style:paragraph-properties fo:text-align="justify"/>
      <style:text-properties style:font-name="Arial" style:font-name-complex="Arial"/>
    </style:style>
    <style:style style:name="P125" style:parent-style-name="Standard" style:family="paragraph">
      <style:paragraph-properties fo:text-align="justify"/>
      <style:text-properties style:font-name="Arial" style:font-name-complex="Arial"/>
    </style:style>
    <style:style style:name="P126" style:parent-style-name="Standard" style:family="paragraph">
      <style:paragraph-properties fo:text-align="justify"/>
      <style:text-properties style:font-name="Arial" style:font-name-complex="Arial"/>
    </style:style>
    <style:style style:name="P127" style:parent-style-name="Standard" style:family="paragraph">
      <style:paragraph-properties fo:text-align="justify"/>
      <style:text-properties style:font-name="Arial" style:font-name-complex="Arial"/>
    </style:style>
    <style:style style:name="P128" style:parent-style-name="Standard" style:family="paragraph">
      <style:paragraph-properties fo:text-align="justify"/>
      <style:text-properties style:font-name="Arial" style:font-name-complex="Arial"/>
    </style:style>
    <style:style style:name="P129" style:parent-style-name="Standard" style:family="paragraph">
      <style:paragraph-properties fo:text-align="justify"/>
      <style:text-properties style:font-name="Arial" style:font-name-complex="Arial"/>
    </style:style>
    <style:style style:name="P130" style:parent-style-name="Standard" style:family="paragraph">
      <style:paragraph-properties fo:text-align="justify"/>
      <style:text-properties style:font-name="Arial" style:font-name-complex="Arial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Standard" style:family="paragraph">
      <style:paragraph-properties fo:text-align="justify"/>
      <style:text-properties style:font-name="Arial" style:font-name-complex="Arial"/>
    </style:style>
    <style:style style:name="P133" style:parent-style-name="Standard" style:family="paragraph">
      <style:paragraph-properties fo:text-align="justify"/>
      <style:text-properties style:font-name="Arial" style:font-name-complex="Arial"/>
    </style:style>
    <style:style style:name="P134" style:parent-style-name="Standard" style:family="paragraph">
      <style:paragraph-properties fo:text-align="justify"/>
      <style:text-properties style:font-name="Arial" style:font-name-complex="Arial"/>
    </style:style>
    <style:style style:name="P135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36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37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8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9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0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41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3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6" style:parent-style-name="Paragrafoelenco" style:list-style-name="LFO15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8" style:parent-style-name="Paragrafoelenco" style:list-style-name="LFO15" style:family="paragraph">
      <style:paragraph-properties fo:text-align="justify">
        <style:tab-stops>
          <style:tab-stop style:type="left" style:position="0.9583in"/>
        </style:tab-stops>
      </style:paragraph-properties>
    </style:style>
    <style:style style:name="T149" style:parent-style-name="Car.predefinitoparagrafo" style:family="text">
      <style:text-properties style:font-name="Arial" style:font-name-complex="Arial"/>
    </style:style>
    <style:style style:name="T150" style:parent-style-name="Car.predefinitoparagrafo" style:family="text">
      <style:text-properties style:font-name="Arial" style:font-name-complex="Arial"/>
    </style:style>
    <style:style style:name="T151" style:parent-style-name="Car.predefinitoparagrafo" style:family="text">
      <style:text-properties style:font-name="Arial" style:font-name-complex="Arial" fo:background-color="#81D41A"/>
    </style:style>
    <style:style style:name="T152" style:parent-style-name="Car.predefinitoparagrafo" style:family="text">
      <style:text-properties style:font-name="Arial" style:font-name-complex="Arial" fo:background-color="#81D41A"/>
    </style:style>
    <style:style style:name="T153" style:parent-style-name="Car.predefinitoparagrafo" style:family="text">
      <style:text-properties style:font-name="Arial" style:font-name-complex="Arial" fo:background-color="#81D41A"/>
    </style:style>
    <style:style style:name="T154" style:parent-style-name="Car.predefinitoparagrafo" style:family="text">
      <style:text-properties style:font-name="Arial" style:font-name-complex="Arial"/>
    </style:style>
    <style:style style:name="T155" style:parent-style-name="Car.predefinitoparagrafo" style:family="text">
      <style:text-properties style:font-name="Arial" style:font-name-complex="Arial"/>
    </style:style>
    <style:style style:name="T156" style:parent-style-name="Car.predefinitoparagrafo" style:family="text">
      <style:text-properties style:font-name="Arial" style:font-name-complex="Arial" fo:background-color="#81D41A"/>
    </style:style>
    <style:style style:name="P15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58" style:parent-style-name="Car.predefinitoparagrafo" style:family="text">
      <style:text-properties style:font-name="Arial" style:font-name-complex="Arial" fo:background-color="#FFFF00"/>
    </style:style>
    <style:style style:name="T159" style:parent-style-name="Car.predefinitoparagrafo" style:family="text">
      <style:text-properties style:font-name="Arial" style:font-name-complex="Arial" fo:background-color="#FFFF00"/>
    </style:style>
    <style:style style:name="T160" style:parent-style-name="Car.predefinitoparagrafo" style:family="text">
      <style:text-properties style:font-name="Arial" style:font-name-complex="Arial"/>
    </style:style>
    <style:style style:name="T161" style:parent-style-name="Car.predefinitoparagrafo" style:family="text">
      <style:text-properties style:font-name="Arial" style:font-name-complex="Arial" fo:background-color="#81D41A"/>
    </style:style>
    <style:style style:name="T162" style:parent-style-name="Car.predefinitoparagrafo" style:family="text">
      <style:text-properties style:font-name="Arial" style:font-name-complex="Arial" fo:background-color="#81D41A"/>
    </style:style>
    <style:style style:name="T163" style:parent-style-name="Car.predefinitoparagrafo" style:family="text">
      <style:text-properties style:font-name="Arial" style:font-name-complex="Arial" fo:background-color="#00FFFF"/>
    </style:style>
    <style:style style:name="T164" style:parent-style-name="Car.predefinitoparagrafo" style:family="text">
      <style:text-properties style:font-name="Arial" style:font-name-complex="Arial" fo:background-color="#00FFFF"/>
    </style:style>
    <style:style style:name="T165" style:parent-style-name="Car.predefinitoparagrafo" style:family="text">
      <style:text-properties style:font-name="Arial" style:font-name-complex="Arial" fo:background-color="#00FFFF"/>
    </style:style>
    <style:style style:name="T166" style:parent-style-name="Car.predefinitoparagrafo" style:family="text">
      <style:text-properties style:font-name="Arial" style:font-name-complex="Arial" fo:background-color="#00FFFF"/>
    </style:style>
    <style:style style:name="P16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68" style:parent-style-name="Car.predefinitoparagrafo" style:family="text">
      <style:text-properties style:font-name="Arial" style:font-name-complex="Arial"/>
    </style:style>
    <style:style style:name="T169" style:parent-style-name="Car.predefinitoparagrafo" style:family="text">
      <style:text-properties style:font-name="Arial" style:font-name-complex="Arial"/>
    </style:style>
    <style:style style:name="T170" style:parent-style-name="Car.predefinitoparagrafo" style:family="text">
      <style:text-properties style:font-name="Arial" style:font-name-complex="Arial" fo:background-color="#81D41A"/>
    </style:style>
    <style:style style:name="T171" style:parent-style-name="Car.predefinitoparagrafo" style:family="text">
      <style:text-properties style:font-name="Arial" style:font-name-complex="Arial"/>
    </style:style>
    <style:style style:name="T172" style:parent-style-name="Car.predefinitoparagrafo" style:family="text">
      <style:text-properties style:font-name="Arial" style:font-name-complex="Arial"/>
    </style:style>
    <style:style style:name="T173" style:parent-style-name="Car.predefinitoparagrafo" style:family="text">
      <style:text-properties style:font-name="Arial" style:font-name-complex="Arial" fo:background-color="#00FFFF"/>
    </style:style>
    <style:style style:name="P174" style:parent-style-name="Paragrafoelenco" style:list-style-name="LFO15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75" style:parent-style-name="Car.predefinitoparagrafo" style:family="text">
      <style:text-properties style:font-name="Arial" style:font-name-complex="Arial"/>
    </style:style>
    <style:style style:name="T176" style:parent-style-name="Car.predefinitoparagrafo" style:family="text">
      <style:text-properties style:font-name="Arial" style:font-name-complex="Arial" fo:background-color="#FFFF00"/>
    </style:style>
    <style:style style:name="T177" style:parent-style-name="Car.predefinitoparagrafo" style:family="text">
      <style:text-properties style:font-name="Arial" style:font-name-complex="Arial"/>
    </style:style>
    <style:style style:name="T178" style:parent-style-name="Car.predefinitoparagrafo" style:family="text">
      <style:text-properties style:font-name="Arial" style:font-name-complex="Arial"/>
    </style:style>
    <style:style style:name="P17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81" style:parent-style-name="Car.predefinitoparagrafo" style:family="text">
      <style:text-properties style:font-name="Arial" style:font-name-complex="Arial" fo:background-color="#FFFF00"/>
    </style:style>
    <style:style style:name="T182" style:parent-style-name="Car.predefinitoparagrafo" style:family="text">
      <style:text-properties style:font-name="Arial" style:font-name-complex="Arial" fo:background-color="#81D41A"/>
    </style:style>
    <style:style style:name="T183" style:parent-style-name="Car.predefinitoparagrafo" style:family="text">
      <style:text-properties style:font-name="Arial" style:font-name-complex="Arial" fo:background-color="#81D41A"/>
    </style:style>
    <style:style style:name="T184" style:parent-style-name="Car.predefinitoparagrafo" style:family="text">
      <style:text-properties style:font-name="Arial" style:font-name-complex="Arial" fo:background-color="#00FFFF"/>
    </style:style>
    <style:style style:name="P185" style:parent-style-name="Paragrafoelenco" style:list-style-name="LFO16" style:family="paragraph">
      <style:paragraph-properties fo:text-align="justify">
        <style:tab-stops>
          <style:tab-stop style:type="left" style:position="0.9736in"/>
        </style:tab-stops>
      </style:paragraph-properties>
    </style:style>
    <style:style style:name="T186" style:parent-style-name="Car.predefinitoparagrafo" style:family="text">
      <style:text-properties style:font-name="Arial" style:font-name-complex="Arial"/>
    </style:style>
    <style:style style:name="P187" style:parent-style-name="Paragrafoelenco" style:list-style-name="LFO16" style:family="paragraph">
      <style:paragraph-properties fo:text-align="justify">
        <style:tab-stops>
          <style:tab-stop style:type="left" style:position="0.9736in"/>
        </style:tab-stops>
      </style:paragraph-properties>
    </style:style>
    <style:style style:name="T188" style:parent-style-name="Car.predefinitoparagrafo" style:family="text">
      <style:text-properties style:font-name="Arial" style:font-name-complex="Arial"/>
    </style:style>
    <style:style style:name="P189" style:parent-style-name="Normale" style:family="paragraph">
      <style:paragraph-properties fo:text-align="justify">
        <style:tab-stops>
          <style:tab-stop style:type="left" style:position="2.943in"/>
        </style:tab-stops>
      </style:paragraph-properties>
      <style:text-properties style:font-name="Arial" style:font-name-complex="Arial"/>
    </style:style>
    <style:style style:name="P190" style:parent-style-name="Paragrafoelenco" style:list-style-name="LFO17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91" style:parent-style-name="Car.predefinitoparagrafo" style:family="text">
      <style:text-properties style:font-name="Arial" style:font-name-complex="Arial"/>
    </style:style>
    <style:style style:name="T192" style:parent-style-name="Car.predefinitoparagrafo" style:family="text">
      <style:text-properties style:font-name="Arial" style:font-name-complex="Arial"/>
    </style:style>
    <style:style style:name="P193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4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6" style:parent-style-name="Paragrafoelenco" style:list-style-name="LFO17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9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8" style:parent-style-name="Paragrafoelenco" style:list-style-name="LFO17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9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22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2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37" style:parent-style-name="Car.predefinitoparagrafo" style:family="text">
      <style:text-properties style:font-name="Arial" style:font-name-complex="Arial" fo:language="en" fo:country="US"/>
    </style:style>
    <style:style style:name="T238" style:parent-style-name="Car.predefinitoparagrafo" style:family="text">
      <style:text-properties style:font-name="Arial" style:font-name-complex="Arial"/>
    </style:style>
    <style:style style:name="P2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46" style:parent-style-name="Car.predefinitoparagrafo" style:family="text">
      <style:text-properties style:font-name="Arial" style:font-name-complex="Arial" fo:language="en" fo:country="US"/>
    </style:style>
    <style:style style:name="T247" style:parent-style-name="Car.predefinitoparagrafo" style:family="text">
      <style:text-properties style:font-name="Arial" style:font-name-complex="Arial"/>
    </style:style>
    <style:style style:name="P2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56" style:parent-style-name="Car.predefinitoparagrafo" style:family="text">
      <style:text-properties style:font-name="Arial" style:font-name-complex="Arial" fo:language="en" fo:country="US"/>
    </style:style>
    <style:style style:name="T257" style:parent-style-name="Car.predefinitoparagrafo" style:family="text">
      <style:text-properties style:font-name="Arial" style:font-name-complex="Arial"/>
    </style:style>
    <style:style style:name="P2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90" style:parent-style-name="Car.predefinitoparagrafo" style:family="text">
      <style:text-properties style:font-name="Arial" style:font-name-complex="Arial"/>
    </style:style>
    <style:style style:name="T291" style:parent-style-name="Car.predefinitoparagrafo" style:family="text">
      <style:text-properties style:font-name="Arial" style:font-name-complex="Arial" fo:language="en" fo:country="US"/>
    </style:style>
    <style:style style:name="P2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385" style:parent-style-name="Car.predefinitoparagrafo" style:family="text">
      <style:text-properties style:font-name="Arial" style:font-name-complex="Arial"/>
    </style:style>
    <style:style style:name="T386" style:parent-style-name="Car.predefinitoparagrafo" style:family="text">
      <style:text-properties style:font-name="Arial" style:font-name-complex="Arial" fo:language="en" fo:country="US"/>
    </style:style>
    <style:style style:name="P3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390" style:parent-style-name="Car.predefinitoparagrafo" style:family="text">
      <style:text-properties style:font-name="Arial" style:font-name-complex="Arial" fo:language="en" fo:country="US"/>
    </style:style>
    <style:style style:name="T391" style:parent-style-name="Car.predefinitoparagrafo" style:family="text">
      <style:text-properties style:font-name="Arial" style:font-name-complex="Arial"/>
    </style:style>
    <style:style style:name="P3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25" style:parent-style-name="Car.predefinitoparagrafo" style:family="text">
      <style:text-properties style:font-name="Arial" style:font-name-complex="Arial"/>
    </style:style>
    <style:style style:name="T426" style:parent-style-name="Car.predefinitoparagrafo" style:family="text">
      <style:text-properties style:font-name="Arial" style:font-name-complex="Arial" fo:language="en" fo:country="US"/>
    </style:style>
    <style:style style:name="T427" style:parent-style-name="Car.predefinitoparagrafo" style:family="text">
      <style:text-properties style:font-name="Arial" style:font-name-complex="Arial" fo:language="en" fo:country="US"/>
    </style:style>
    <style:style style:name="P4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30" style:parent-style-name="Car.predefinitoparagrafo" style:family="text">
      <style:text-properties style:font-name="Arial" style:font-name-complex="Arial" fo:language="en" fo:country="US"/>
    </style:style>
    <style:style style:name="T431" style:parent-style-name="Car.predefinitoparagrafo" style:family="text">
      <style:text-properties style:font-name="Arial" style:font-name-complex="Arial"/>
    </style:style>
    <style:style style:name="P4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33" style:parent-style-name="Car.predefinitoparagrafo" style:family="text">
      <style:text-properties style:font-name="Arial" style:font-name-complex="Arial"/>
    </style:style>
    <style:style style:name="T434" style:parent-style-name="Car.predefinitoparagrafo" style:family="text">
      <style:text-properties style:font-name="Arial" style:font-name-complex="Arial" fo:language="en" fo:country="US"/>
    </style:style>
    <style:style style:name="P4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38" style:parent-style-name="Car.predefinitoparagrafo" style:family="text">
      <style:text-properties style:font-name="Arial" style:font-name-complex="Arial" fo:language="en" fo:country="US"/>
    </style:style>
    <style:style style:name="T439" style:parent-style-name="Car.predefinitoparagrafo" style:family="text">
      <style:text-properties style:font-name="Arial" style:font-name-complex="Arial"/>
    </style:style>
    <style:style style:name="P4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65" style:parent-style-name="Car.predefinitoparagrafo" style:family="text">
      <style:text-properties style:font-name="Arial" style:font-name-complex="Arial"/>
    </style:style>
    <style:style style:name="T466" style:parent-style-name="Car.predefinitoparagrafo" style:family="text">
      <style:text-properties style:font-name="Arial" style:font-name-complex="Arial" fo:language="en" fo:country="US"/>
    </style:style>
    <style:style style:name="P4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71" style:parent-style-name="Car.predefinitoparagrafo" style:family="text">
      <style:text-properties style:font-name="Arial" style:font-name-complex="Arial" fo:language="en" fo:country="US"/>
    </style:style>
    <style:style style:name="T472" style:parent-style-name="Car.predefinitoparagrafo" style:family="text">
      <style:text-properties style:font-name="Arial" style:font-name-complex="Arial"/>
    </style:style>
    <style:style style:name="P4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16" style:parent-style-name="Car.predefinitoparagrafo" style:family="text">
      <style:text-properties style:font-name="Arial" style:font-name-complex="Arial"/>
    </style:style>
    <style:style style:name="T517" style:parent-style-name="Car.predefinitoparagrafo" style:family="text">
      <style:text-properties style:font-name="Arial" style:font-name-complex="Arial" fo:language="en" fo:country="US"/>
    </style:style>
    <style:style style:name="P5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21" style:parent-style-name="Car.predefinitoparagrafo" style:family="text">
      <style:text-properties style:font-name="Arial" style:font-name-complex="Arial" fo:language="en" fo:country="US"/>
    </style:style>
    <style:style style:name="T522" style:parent-style-name="Car.predefinitoparagrafo" style:family="text">
      <style:text-properties style:font-name="Arial" style:font-name-complex="Arial"/>
    </style:style>
    <style:style style:name="P5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28" style:parent-style-name="Car.predefinitoparagrafo" style:family="text">
      <style:text-properties style:font-name="Arial" style:font-name-complex="Arial"/>
    </style:style>
    <style:style style:name="T529" style:parent-style-name="Car.predefinitoparagrafo" style:family="text">
      <style:text-properties style:font-name="Arial" style:font-name-complex="Arial" fo:language="en" fo:country="US"/>
    </style:style>
    <style:style style:name="P5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32" style:parent-style-name="Car.predefinitoparagrafo" style:family="text">
      <style:text-properties style:font-name="Arial" style:font-name-complex="Arial" fo:language="en" fo:country="US"/>
    </style:style>
    <style:style style:name="T533" style:parent-style-name="Car.predefinitoparagrafo" style:family="text">
      <style:text-properties style:font-name="Arial" style:font-name-complex="Arial"/>
    </style:style>
    <style:style style:name="P5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52" style:parent-style-name="Car.predefinitoparagrafo" style:family="text">
      <style:text-properties style:font-name="Arial" style:font-name-complex="Arial"/>
    </style:style>
    <style:style style:name="T553" style:parent-style-name="Car.predefinitoparagrafo" style:family="text">
      <style:text-properties style:font-name="Arial" style:font-name-complex="Arial" fo:language="en" fo:country="US"/>
    </style:style>
    <style:style style:name="P5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57" style:parent-style-name="Car.predefinitoparagrafo" style:family="text">
      <style:text-properties style:font-name="Arial" style:font-name-complex="Arial" fo:language="en" fo:country="US"/>
    </style:style>
    <style:style style:name="T558" style:parent-style-name="Car.predefinitoparagrafo" style:family="text">
      <style:text-properties style:font-name="Arial" style:font-name-complex="Arial"/>
    </style:style>
    <style:style style:name="P5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64" style:parent-style-name="Car.predefinitoparagrafo" style:family="text">
      <style:text-properties style:font-name="Arial" style:font-name-complex="Arial"/>
    </style:style>
    <style:style style:name="T565" style:parent-style-name="Car.predefinitoparagrafo" style:family="text">
      <style:text-properties style:font-name="Arial" style:font-name-complex="Arial" fo:language="en" fo:country="US"/>
    </style:style>
    <style:style style:name="P5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70" style:parent-style-name="Car.predefinitoparagrafo" style:family="text">
      <style:text-properties style:font-name="Arial" style:font-name-complex="Arial" fo:language="en" fo:country="US"/>
    </style:style>
    <style:style style:name="T571" style:parent-style-name="Car.predefinitoparagrafo" style:family="text">
      <style:text-properties style:font-name="Arial" style:font-name-complex="Arial"/>
    </style:style>
    <style:style style:name="P5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95" style:parent-style-name="Car.predefinitoparagrafo" style:family="text">
      <style:text-properties style:font-name="Arial" style:font-name-complex="Arial"/>
    </style:style>
    <style:style style:name="T596" style:parent-style-name="Car.predefinitoparagrafo" style:family="text">
      <style:text-properties style:font-name="Arial" style:font-name-complex="Arial" fo:language="en" fo:country="US"/>
    </style:style>
    <style:style style:name="T597" style:parent-style-name="Car.predefinitoparagrafo" style:family="text">
      <style:text-properties style:font-name="Arial" style:font-name-complex="Arial" fo:language="en" fo:country="US"/>
    </style:style>
    <style:style style:name="P5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03" style:parent-style-name="Car.predefinitoparagrafo" style:family="text">
      <style:text-properties style:font-name="Arial" style:font-name-complex="Arial" fo:language="en" fo:country="US"/>
    </style:style>
    <style:style style:name="T604" style:parent-style-name="Car.predefinitoparagrafo" style:family="text">
      <style:text-properties style:font-name="Arial" style:font-name-complex="Arial"/>
    </style:style>
    <style:style style:name="P6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19" style:parent-style-name="Car.predefinitoparagrafo" style:family="text">
      <style:text-properties style:font-name="Arial" style:font-name-complex="Arial"/>
    </style:style>
    <style:style style:name="T620" style:parent-style-name="Car.predefinitoparagrafo" style:family="text">
      <style:text-properties style:font-name="Arial" style:font-name-complex="Arial" fo:language="en" fo:country="US"/>
    </style:style>
    <style:style style:name="P6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24" style:parent-style-name="Car.predefinitoparagrafo" style:family="text">
      <style:text-properties style:font-name="Arial" style:font-name-complex="Arial" fo:language="en" fo:country="US"/>
    </style:style>
    <style:style style:name="T625" style:parent-style-name="Car.predefinitoparagrafo" style:family="text">
      <style:text-properties style:font-name="Arial" style:font-name-complex="Arial"/>
    </style:style>
    <style:style style:name="T626" style:parent-style-name="Car.predefinitoparagrafo" style:family="text">
      <style:text-properties style:font-name="Arial" style:font-name-complex="Arial"/>
    </style:style>
    <style:style style:name="P6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46" style:parent-style-name="Car.predefinitoparagrafo" style:family="text">
      <style:text-properties style:font-name="Arial" style:font-name-complex="Arial"/>
    </style:style>
    <style:style style:name="T647" style:parent-style-name="Car.predefinitoparagrafo" style:family="text">
      <style:text-properties style:font-name="Arial" style:font-name-complex="Arial" fo:language="en" fo:country="US"/>
    </style:style>
    <style:style style:name="P6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53" style:parent-style-name="Car.predefinitoparagrafo" style:family="text">
      <style:text-properties style:font-name="Arial" style:font-name-complex="Arial" fo:language="en" fo:country="US"/>
    </style:style>
    <style:style style:name="T654" style:parent-style-name="Car.predefinitoparagrafo" style:family="text">
      <style:text-properties style:font-name="Arial" style:font-name-complex="Arial"/>
    </style:style>
    <style:style style:name="P6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60" style:parent-style-name="Car.predefinitoparagrafo" style:family="text">
      <style:text-properties style:font-name="Arial" style:font-name-complex="Arial"/>
    </style:style>
    <style:style style:name="T661" style:parent-style-name="Car.predefinitoparagrafo" style:family="text">
      <style:text-properties style:font-name="Arial" style:font-name-complex="Arial"/>
    </style:style>
    <style:style style:name="T662" style:parent-style-name="Car.predefinitoparagrafo" style:family="text">
      <style:text-properties style:font-name="Arial" style:font-name-complex="Arial" fo:language="en" fo:country="US"/>
    </style:style>
    <style:style style:name="P6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67" style:parent-style-name="Car.predefinitoparagrafo" style:family="text">
      <style:text-properties style:font-name="Arial" style:font-name-complex="Arial" fo:language="en" fo:country="US"/>
    </style:style>
    <style:style style:name="T668" style:parent-style-name="Car.predefinitoparagrafo" style:family="text">
      <style:text-properties style:font-name="Arial" style:font-name-complex="Arial"/>
    </style:style>
    <style:style style:name="P6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70" style:parent-style-name="Car.predefinitoparagrafo" style:family="text">
      <style:text-properties style:font-name="Arial" style:font-name-complex="Arial"/>
    </style:style>
    <style:style style:name="T671" style:parent-style-name="Car.predefinitoparagrafo" style:family="text">
      <style:text-properties style:font-name="Arial" style:font-name-complex="Arial" fo:language="en" fo:country="US"/>
    </style:style>
    <style:style style:name="P6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76" style:parent-style-name="Car.predefinitoparagrafo" style:family="text">
      <style:text-properties style:font-name="Arial" style:font-name-complex="Arial" fo:language="en" fo:country="US"/>
    </style:style>
    <style:style style:name="T677" style:parent-style-name="Car.predefinitoparagrafo" style:family="text">
      <style:text-properties style:font-name="Arial" style:font-name-complex="Arial"/>
    </style:style>
    <style:style style:name="P6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</style:style>
    <style:style style:name="T690" style:parent-style-name="Car.predefinitoparagraf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9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1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2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2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2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3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3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36" style:parent-style-name="Car.predefinitoparagrafo" style:family="text">
      <style:text-properties style:font-name="Courier New" style:font-name-complex="Arial" fo:font-size="9pt" style:font-size-asian="9pt" style:font-size-complex="9pt" fo:language="en" fo:country="US"/>
    </style:style>
    <style:style style:name="P73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3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3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4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41" style:parent-style-name="Car.predefinitoparagrafo" style:family="text">
      <style:text-properties style:font-name="Courier New" style:font-name-complex="Arial" fo:font-size="9pt" style:font-size-asian="9pt" style:font-size-complex="9pt" fo:language="en" fo:country="US"/>
    </style:style>
    <style:style style:name="T74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4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5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5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5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5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5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7" style:parent-style-name="Paragrafoelenco" style:list-style-name="LFO18" style:family="paragraph">
      <style:paragraph-properties fo:text-align="justify">
        <style:tab-stops>
          <style:tab-stop style:type="left" style:position="1.3833in"/>
        </style:tab-stops>
      </style:paragraph-properties>
    </style:style>
    <style:style style:name="T75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5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6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7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68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6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70" style:parent-style-name="Paragrafoelenco" style:list-style-name="LFO19" style:family="paragraph">
      <style:paragraph-properties fo:text-align="justify">
        <style:tab-stops>
          <style:tab-stop style:type="left" style:position="1.4583in"/>
        </style:tab-stops>
      </style:paragraph-properties>
    </style:style>
    <style:style style:name="T77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7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7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8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8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8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8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8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8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5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96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9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0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0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0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1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1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1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19" style:parent-style-name="Paragrafoelenco" style:list-style-name="LFO20" style:family="paragraph">
      <style:paragraph-properties fo:text-align="justify">
        <style:tab-stops>
          <style:tab-stop style:type="left" style:position="1.4583in"/>
        </style:tab-stops>
      </style:paragraph-properties>
    </style:style>
    <style:style style:name="T82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21" style:parent-style-name="Paragrafoelenco" style:list-style-name="LFO21" style:family="paragraph">
      <style:paragraph-properties fo:text-align="justify">
        <style:tab-stops>
          <style:tab-stop style:type="left" style:position="1.4583in"/>
        </style:tab-stops>
      </style:paragraph-properties>
    </style:style>
    <style:style style:name="T82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2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2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3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3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3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3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4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45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4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4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5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5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5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6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6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6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6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4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75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7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7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7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7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8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8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2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8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8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90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91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9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9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9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9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9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97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98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9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90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90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90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90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GETTO PER IL CORSO DI PROGRAMMAZIONE PROCEDURALE</text:p>
      <text:p text:style-name="P2"/>
      <text:p text:style-name="P3">Sessione invernale 2022/2023.</text:p>
      <text:p text:style-name="P4"/>
      <text:p text:style-name="P5">Studenti: Geri Elisa, Spinetta Marco.</text:p>
      <text:p text:style-name="P6"/>
      <text:p text:style-name="P7">Numero di matricola: 299431, 298952.</text:p>
      <text:p text:style-name="P8"/>
      <text:p text:style-name="P9">Iscritti al 1° anno<text:s/>fuori corso del corso di laurea triennale in INFORMATICA APPLICATA.</text:p>
      <text:p text:style-name="P10"/>
      <text:p text:style-name="P11">Indice:</text:p>
      <text:list text:style-name="WWNum1">
        <text:list-item text:start-value="1">
          <text:p text:style-name="P12">Specifica del problema……………………………………...…....…..…...……….</text:p>
        </text:list-item>
        <text:list-item>
          <text:p text:style-name="P13">Analisi del problema………………………………………………....….…...….….</text:p>
        </text:list-item>
        <text:list-item>
          <text:p text:style-name="P14">Progettazione dell’algoritmo…………………………………………...………..…</text:p>
        </text:list-item>
        <text:list-item>
          <text:p text:style-name="P15">Implementazione<text:s/>dell’algoritmo……………………………………………………</text:p>
        </text:list-item>
        <text:list-item>
          <text:p text:style-name="P16">Testing del programma……………………………………………………………</text:p>
        </text:list-item>
        <text:list-item>
          <text:p text:style-name="P17">Verifica del programma……………………………………………………………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1. Specifica del problema</text:p>
      <text:p text:style-name="P52"/>
      <text:p text:style-name="P53">La congettura di Beal asserisce che se a x + b y = c z dove a, b, c,<text:s/>x, y, z ∈ N con a, b, c ≥ 1 e x, y, z ≥ 3, allora a, b, c hanno un fattore primo in comune. La congettura di Collatz asserisce che la funzione f : N&gt;0 → N&gt;0 definita ponendo f(n) = n/2 se n è pari ed f(n) = 3 · n + 1 se n è dispari genera 1 dopo un numero<text:s/>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<text:s/>della differenza tra i due numeri che il quadrato del logaritmo naturale del più piccolo dei due numeri)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2. Analisi del problema</text:p>
      <text:p text:style-name="P89">Dati di ingresso del problema:</text:p>
      <text:p text:style-name="P90">I dati di ingresso del problema sono:</text:p>
      <text:list text:style-name="LFO11" text:continue-numbering="true">
        <text:list-item>
          <text:p text:style-name="P91"><text:span text:style-name="T92">nel primo caso<text:s/></text:span><text:span text:style-name="T93">l’acquisizione di <text:s/>a, b, c, x, y, z</text:span></text:p>
        </text:list-item>
        <text:list-item>
          <text:p text:style-name="P94">nel secondo caso l’acquisizione di un numero intero n &gt; 0</text:p>
        </text:list-item>
        <text:list-item>
          <text:p text:style-name="P95">nel terzo caso l’acquisizione di due numeri primi consecutivi ≥ 11</text:p>
        </text:list-item>
      </text:list>
      <text:p text:style-name="P96"/>
      <text:p text:style-name="P97">Dati di uscita del problema:</text:p>
      <text:list text:style-name="LFO12" text:continue-numbering="true">
        <text:list-item>
          <text:p text:style-name="P98"><text:span text:style-name="T99">nel primo caso se non vale a x + b y = c z , il programma lo stam</text:span><text:span text:style-name="T100">pa sullo schermo e poi verifica comunque se a, b, c hanno un fattore primo in comune e ne stampa anche qui l’esito sullo schermo</text:span></text:p>
        </text:list-item>
        <text:list-item>
          <text:p text:style-name="P101">nel secondo caso <text:s/>il programma stampa sullo schermo tutti i numeri generati</text:p>
        </text:list-item>
        <text:list-item>
          <text:p text:style-name="P102">nel terzo caso <text:s/>il programma stampa sullo schermo sia il valore assoluto della differenza tra i due numeri che il quadrato del logaritmo naturale del più piccolo dei due numeri</text:p>
        </text:list-item>
      </text:list>
      <text:p text:style-name="P103"/>
      <text:p text:style-name="P104">Relazioni intercorrenti:</text:p>
      <text:p text:style-name="P105">Per poter lavorare sul progetto si è scelto di ragionare sulla definizione matematica delle tre<text:s/>congetture, che sono rispettivamente: <text:s/>quella di Beal, quella di Collatz e infine quella di Cramer.</text:p>
      <text:p text:style-name="P106">La congettura di Beal <text:s/>asserisce che se a x + b y = c z dove a, b, c, x, y, z ∈ N con a, b, c ≥ 1 e x, y, z ≥ 3, allora a, b, c hanno un fattore primo in<text:s/>comune.</text:p>
      <text:p text:style-name="P107">La congettura di Collatz asserisce che la funzione f : N&gt;0 → N&gt;0 definita ponendo</text:p>
      <text:p text:style-name="P108">f(n) = n/2 se n è pari ed f(n) = 3 · n + 1 se n è dispari, genera 1 dopo un numero finito di applicazioni ai numeri man mano ottenuti.</text:p>
      <text:p text:style-name="P109">Infine la congettura di Cramer<text:s/>asserisce che il valore assoluto della differenza tra due numeri primi consecutivi ≥ 11 è minore del quadrato del logaritmo naturale del più piccolo dei due numeri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3. Progettazione dell’algoritmo</text:p>
      <text:p text:style-name="P136">Scelte di progetto:</text:p>
      <text:list text:style-name="WWNum3">
        <text:list-item>
          <text:p text:style-name="P137">La prima<text:s/>scelta di progetto riguarda l’acquisizione tramite tastiera per la scelta della congettura <text:s/>da verificare.</text:p>
        </text:list-item>
        <text:list-item>
          <text:p text:style-name="P138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139">La terza scelta di progetto riguarda le condizioni per la<text:s/>terminazione<text:s/>della Congettura di Collatz<text:s/>in quanto, anche se non dimostrato, la stampa della sequenza terminerà sia se arriviamo a uno ma anche se arriviamo a zero.</text:p>
        </text:list-item>
      </text:list>
      <text:p text:style-name="P140">Passi dell’algoritmo:</text:p>
      <text:list text:style-name="WWNum12">
        <text:list-item text:start-value="1">
          <text:p text:style-name="P141">Come prima cosa si acquisisce da tastiera il valore numerico corrispondente alla congettura che si vuole scegliere.</text:p>
        </text:list-item>
      </text:list>
      <text:p text:style-name="P142"/>
      <text:list text:style-name="WWNum12" text:continue-numbering="true">
        <text:list-item>
          <text:p text:style-name="P143">Se si è optato per la congettura di Beal, si avrà in primo luogo una validazione dei valori numerici inseriti, <text:s/>affinché rispettino i parametri <text:s/>imposti dalla congettura stessa, ossia: l’inserimento di<text:s/>un valore maggiore-uguale di uno per quanto riguarda le basi (in questo caso a,b,c) e l’inserimento di un valore maggiore-uguale a tre per gli esponenti (in questo caso x,y,z).</text:p>
        </text:list-item>
      </text:list>
      <text:p text:style-name="P144">In seguito si avranno i rispettivi passaggi:</text:p>
      <text:p text:style-name="P145"/>
      <text:list text:style-name="LFO15" text:continue-numbering="true">
        <text:list-item>
          <text:list>
            <text:list-item>
              <text:list>
                <text:list-item>
                  <text:p text:style-name="P146">Si controllerà che l’equazione sia vera, in questo caso: <text:s/>a x + b y = c z, e lo si farà andando a sostituire i valori inseriti con le corrispondenti lettere dell’equazione, andandola poi a risolvere. A questo punto 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147"/>
      <text:list text:style-name="LFO15" text:continue-numbering="true">
        <text:list-item>
          <text:list>
            <text:list-item>
              <text:list>
                <text:list-item>
                  <text:p text:style-name="P148"><text:span text:style-name="T149">Dopo di ché, se si otterrà esito positivo, si proseguirà verifi</text:span><text:span text:style-name="T150">cando (</text:span><text:span text:style-name="T151">indipendentemente dall’esito ottenuto<text:s/></text:span><text:span text:style-name="T152">nel punto precedente</text:span><text:span text:style-name="T153">)</text:span><text:span text:style-name="T154">, attraverso una funzione apposita, quali siano i fattori primi in comune dei valori inseriti da tastiera. Per farlo si prenderanno tutti i numeri minori-uguali di a e si andrà a verificare sia che</text:span><text:span text:style-name="T155"><text:s/>siano numeri primi, sia che siano divisori per tutti e tre i valori iniziali. In questo modo troveremo i fattori primi in comune di tutti e tre i valori e di<text:s/></text:span><text:span text:style-name="T156">conseguenza si andrà a stampare l’esito a schermo.</text:span></text:p>
                </text:list-item>
              </text:list>
            </text:list-item>
          </text:list>
        </text:list-item>
      </text:list>
      <text:p text:style-name="P157"><text:span text:style-name="T158">// Lui chiede di stampare l’esito, non quali s</text:span><text:span text:style-name="T159">ono.. Stampiamo solo “ci sono fattori primi in comune” o li stampiamo tutti?</text:span><text:span text:style-name="T160"><text:s/>→<text:s/></text:span><text:span text:style-name="T161">corretto</text:span><text:span text:style-name="T162">. <text:s text:c="2"/></text:span><text:span text:style-name="T163">-</text:span><text:span text:style-name="T164"><text:s/></text:span><text:span text:style-name="T165">&gt;</text:span><text:span text:style-name="T166"><text:s/>Quale dei due?</text:span></text:p>
      <text:p text:style-name="P167"><text:span text:style-name="T168">/</text:span><text:span text:style-name="T169">/ ”</text:span><text:span text:style-name="T170">indipendentemente dall’esito ottenuto in precedenza</text:span><text:span text:style-name="T171">” → il programma termina con l’esito negativo</text:span><text:span text:style-name="T172"><text:s/>-&gt;<text:s/></text:span><text:span text:style-name="T173">Audio</text:span></text:p>
      <text:list text:style-name="LFO15" text:continue-numbering="true">
        <text:list-item>
          <text:p text:style-name="P174"><text:span text:style-name="T175"><text:s/></text:span><text:span text:style-name="T176">(3 non 2)</text:span><text:span text:style-name="T177">Se si è optato per la congettura di Collatz, allora, si a</text:span><text:span text:style-name="T178">ndrà ad acquisire un valore che deve, anche in questo caso, rispettare i parametri previsti, ossia che sia maggiore-uguale ad uno.</text:span></text:p>
        </text:list-item>
      </text:list>
      <text:p text:style-name="P179">In seguito si avrà la stampa a video della sequenza ottenuta, finchè non arriveremo a zero o uno, calcolata in questo modo:</text:p>
      <text:soft-page-break/>
      <text:p text:style-name="P180"><text:span text:style-name="T181">// da aggiungere se arriva anche a zero? Possiamo metterlo nelle scelte di progetto<text:s/></text:span><text:span text:style-name="T182">→ fatto, da controllare</text:span><text:span text:style-name="T183"><text:s/>-&gt;<text:s/></text:span><text:span text:style-name="T184">Perfetto, rivisto anche io</text:span></text:p>
      <text:list text:style-name="LFO16" text:continue-numbering="true">
        <text:list-item>
          <text:p text:style-name="P185"><text:span text:style-name="T186">se il numero acquisito è pari lo si dividerà per 2 (f(n) = n/2),</text:span></text:p>
        </text:list-item>
        <text:list-item>
          <text:p text:style-name="P187"><text:span text:style-name="T188">se è dispari lo si moltiplica per tre e poi si addizionerà uno (f(n) = 3n +1</text:span></text:p>
        </text:list-item>
      </text:list>
      <text:p text:style-name="P189"/>
      <text:list text:style-name="LFO17" text:continue-numbering="true">
        <text:list-item>
          <text:p text:style-name="P190"><text:span text:style-name="T191">Se si</text:span><text:span text:style-name="T192"><text:s/>opta, invece, per la congettura di Cramer si chiederà di inserire un numero primo, che oltre che essere primo, e dunque validato attraverso una funzione apposita, dovrà essere maggiore-uguale di undici, come richiesto dalla definizione della congettura.</text:span></text:p>
        </text:list-item>
      </text:list>
      <text:p text:style-name="P193">Successivamente si andrà a trovare il numero primo successivo a quello inserito scorrendo tutti i numeri successivi, finché non troviamo un numero primo.</text:p>
      <text:p text:style-name="P194">A questo punto acquisiremo da tastiera il valore primo successivo da tastiera e lo valideremo confrontandolo con quello calcolato.</text:p>
      <text:p text:style-name="P195">Quindi:</text:p>
      <text:list text:style-name="LFO17" text:continue-numbering="true">
        <text:list-item>
          <text:list>
            <text:list-item>
              <text:list>
                <text:list-item>
                  <text:p text:style-name="P196">se il numero inserito è corretto, allora il programma procederà a calcolarne il valore assoluto della differenza, il quadrato del logaritmo naturale del numero primo più piccolo e poi stamperà i risultati a schermo.</text:p>
                </text:list-item>
              </text:list>
            </text:list-item>
          </text:list>
        </text:list-item>
      </text:list>
      <text:p text:style-name="P197"/>
      <text:list text:style-name="LFO17" text:continue-numbering="true">
        <text:list-item>
          <text:list>
            <text:list-item>
              <text:list>
                <text:list-item>
                  <text:p text:style-name="P198">se,<text:s/>invece, il valore non 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4. Implementazione dell’algoritmo</text:p>
      <text:soft-page-break/>
      <text:p text:style-name="P218">Si riportano di seguito il Makefile ed il File sorgente:</text:p>
      <text:p text:style-name="P219">Makefile:</text:p>
      <text:p text:style-name="P220">progetto:<text:tab/><text:tab/>progetto.c</text:p>
      <text:p text:style-name="P221"><text:tab/>gcc -ansi -Wall -Wpedantic -Werror progetto.c -o progetto -lm</text:p>
      <text:p text:style-name="P222"/>
      <text:p text:style-name="P223">File sorgente progetto.c:</text:p>
      <text:p text:style-name="P224">/* Inclusione delle librerie */</text:p>
      <text:p text:style-name="P225">#include &lt;stdio.h&gt;</text:p>
      <text:p text:style-name="P226">#include &lt;math.h&gt;</text:p>
      <text:p text:style-name="P227">#include &lt;stdlib.h&gt;</text:p>
      <text:p text:style-name="P228"/>
      <text:p text:style-name="P229">/* Dichiarazione delle funzioni */</text:p>
      <text:p text:style-name="P230"/>
      <text:p text:style-name="P231">/* Funzione per la validazione del menu*/</text:p>
      <text:p text:style-name="P232">int validator_cycle();</text:p>
      <text:p text:style-name="P233"/>
      <text:p text:style-name="P234">/* Funzione per la validazione di un intero maggiore/maggiore uguale di n*/</text:p>
      <text:p text:style-name="P235">int validator_num(int n,</text:p>
      <text:p text:style-name="P236"><text:span text:style-name="T237"><text:s text:c="18"/></text:span><text:span text:style-name="T238">char x);</text:span></text:p>
      <text:p text:style-name="P239"/>
      <text:p text:style-name="P240">/* Funzione che stabilisce se il numero inserito è un numero primo */</text:p>
      <text:p text:style-name="P241">int<text:s/>validator_first_num(int val);</text:p>
      <text:p text:style-name="P242"/>
      <text:p text:style-name="P243">/* Funzione per stabilire se ci sono fattori primi in comune */</text:p>
      <text:p text:style-name="P244">void common_first_num(int a,</text:p>
      <text:p text:style-name="P245"><text:span text:style-name="T246"><text:s text:c="22"/></text:span><text:span text:style-name="T247">int b,</text:span></text:p>
      <text:p text:style-name="P248"><text:s text:c="22"/>int c);</text:p>
      <text:p text:style-name="P249"/>
      <text:p text:style-name="P250">/* Funzione per validare la correttezza dell'equazione */</text:p>
      <text:p text:style-name="P251">void<text:s/>equation_validator(int a,</text:p>
      <text:p text:style-name="P252"><text:s text:c="24"/>int b,</text:p>
      <text:p text:style-name="P253"><text:s text:c="24"/>int c,</text:p>
      <text:p text:style-name="P254"><text:s text:c="24"/>int x,</text:p>
      <text:p text:style-name="P255"><text:span text:style-name="T256"><text:s text:c="24"/></text:span><text:span text:style-name="T257">int y,</text:span></text:p>
      <text:soft-page-break/>
      <text:p text:style-name="P258"><text:s text:c="24"/>int z);</text:p>
      <text:p text:style-name="P259"/>
      <text:p text:style-name="P260">/* Funzione per la verifica della congettura di Beal */</text:p>
      <text:p text:style-name="P261">void beal_conjecture();</text:p>
      <text:p text:style-name="P262"/>
      <text:p text:style-name="P263">/* Funzione per la verifica della congettura di Collatz */</text:p>
      <text:p text:style-name="P264">void collatz_conjecture();</text:p>
      <text:p text:style-name="P265"/>
      <text:p text:style-name="P266">/* Funzione per la validazione del numero primo successivo a quello inserito */</text:p>
      <text:p text:style-name="P267">int validator_next_first_num(int val);</text:p>
      <text:p text:style-name="P268"/>
      <text:p text:style-name="P269">/* Funzione per la verifica della<text:s/>congettura di Cramer */</text:p>
      <text:p text:style-name="P270">void cramer_conjecture();</text:p>
      <text:p text:style-name="P271"/>
      <text:p text:style-name="P272">/* Definizione della funzione main */</text:p>
      <text:p text:style-name="P273">int main()</text:p>
      <text:p text:style-name="P274">{</text:p>
      <text:p text:style-name="P275"><text:s text:c="4"/>int val; <text:s text:c="2"/>/* Input: variabile per la selezione nel menu */</text:p>
      <text:p text:style-name="P276"><text:s text:c="4"/></text:p>
      <text:p text:style-name="P277"><text:s text:c="4"/>/* Si stampa il menu */</text:p>
      <text:p text:style-name="P278"><text:s text:c="4"/>printf("Progetto di programmazione.\n");</text:p>
      <text:p text:style-name="P279"><text:s text:c="4"/>printf("Scegli quale congettura verificare tra le seguenti:\n");</text:p>
      <text:p text:style-name="P280"><text:s text:c="4"/>printf("0. Congettura di Beal.\n");</text:p>
      <text:p text:style-name="P281"><text:s text:c="4"/>printf("1. Congettura di Collatz\n");</text:p>
      <text:p text:style-name="P282"><text:s text:c="4"/>printf("2. Congettura di Cramer\n");</text:p>
      <text:p text:style-name="P283"><text:s text:c="4"/>printf("Inserisci valore corrispondente: ");</text:p>
      <text:p text:style-name="P284"><text:s text:c="4"/></text:p>
      <text:p text:style-name="P285"><text:s text:c="4"/>/* Si acquisisce la variabile per la scelta nel menu */</text:p>
      <text:p text:style-name="P286"><text:s text:c="4"/>val = validator_cycle();</text:p>
      <text:p text:style-name="P287"><text:s text:c="4"/></text:p>
      <text:p text:style-name="P288"><text:s text:c="4"/>/* Si avvia l'opzione inserita */</text:p>
      <text:p text:style-name="P289"><text:span text:style-name="T290"><text:s text:c="4"/></text:span><text:span text:style-name="T291">switch(val)</text:span></text:p>
      <text:p text:style-name="P292"><text:s text:c="4"/>{</text:p>
      <text:p text:style-name="P293"><text:s text:c="8"/>case 0:</text:p>
      <text:soft-page-break/>
      <text:p text:style-name="P294"><text:s text:c="12"/>beal_conjecture();</text:p>
      <text:p text:style-name="P295"><text:s text:c="12"/>break;</text:p>
      <text:p text:style-name="P296"><text:s text:c="8"/>case 1:</text:p>
      <text:p text:style-name="P297"><text:s text:c="12"/>collatz_conjecture();</text:p>
      <text:p text:style-name="P298"><text:s text:c="12"/>break;</text:p>
      <text:p text:style-name="P299"><text:s text:c="8"/>case 2:</text:p>
      <text:p text:style-name="P300"><text:s text:c="12"/>cramer_conjecture();</text:p>
      <text:p text:style-name="P301"><text:s text:c="12"/>break;</text:p>
      <text:p text:style-name="P302"><text:s text:c="4"/>}</text:p>
      <text:p text:style-name="P303"><text:s/></text:p>
      <text:p text:style-name="P304"><text:s text:c="4"/>return 0;</text:p>
      <text:p text:style-name="P305">}</text:p>
      <text:p text:style-name="P306"/>
      <text:p text:style-name="P307">/* Funzione per la validazione del menu*/</text:p>
      <text:p text:style-name="P308">int validator_cycle()</text:p>
      <text:p text:style-name="P309">{</text:p>
      <text:p text:style-name="P310"/>
      <text:p text:style-name="P311"><text:s text:c="4"/>int val, <text:s text:c="11"/>/* Input: <text:s/>variabile che identifica il valore<text:s/>inserito da validare */</text:p>
      <text:p text:style-name="P312"><text:s text:c="8"/>control; <text:s text:c="7"/>/* Lavoro: variabile di controllo della scanf */</text:p>
      <text:p text:style-name="P313"/>
      <text:p text:style-name="P314"><text:s text:c="4"/>/* Acquisisco valore */</text:p>
      <text:p text:style-name="P315"><text:s text:c="4"/>control = scanf("%d",</text:p>
      <text:p text:style-name="P316"><text:s text:c="20"/>&amp;val);</text:p>
      <text:p text:style-name="P317"><text:s text:c="4"/></text:p>
      <text:p text:style-name="P318"><text:s text:c="4"/>/* Avvio un ciclo quando il valore non è compreso tra 0 e 2 */</text:p>
      <text:p text:style-name="P319"><text:s text:c="4"/>while(val &lt; 0 ||</text:p>
      <text:p text:style-name="P320"><text:s text:c="10"/>val &gt; 2 ||</text:p>
      <text:p text:style-name="P321"><text:s text:c="10"/>control != 1)</text:p>
      <text:p text:style-name="P322"><text:s text:c="4"/>{</text:p>
      <text:p text:style-name="P323"><text:s text:c="12"/></text:p>
      <text:p text:style-name="P324"><text:s text:c="12"/>printf("Il valore non è corretto. Riprova: ");</text:p>
      <text:p text:style-name="P325"><text:s text:c="12"/>/* Pulisco il buffer */</text:p>
      <text:p text:style-name="P326"><text:s text:c="12"/>scanf("%*[^\n]");</text:p>
      <text:p text:style-name="P327"><text:s text:c="12"/>/* Riacquisisco il valore */</text:p>
      <text:soft-page-break/>
      <text:p text:style-name="P328"><text:s text:c="12"/>control = scanf("%d",</text:p>
      <text:p text:style-name="P329"><text:s text:c="28"/>&amp;val);</text:p>
      <text:p text:style-name="P330"><text:s text:c="8"/></text:p>
      <text:p text:style-name="P331"><text:s text:c="4"/>}</text:p>
      <text:p text:style-name="P332"><text:s text:c="4"/>/* Restituisco il valore validato */</text:p>
      <text:p text:style-name="P333"><text:s text:c="4"/>return val;</text:p>
      <text:p text:style-name="P334">}</text:p>
      <text:p text:style-name="P335"/>
      <text:p text:style-name="P336">/* Funzione per la validazione di un intero maggiore di n*/</text:p>
      <text:p text:style-name="P337">int validator_num(int n, <text:s text:c="11"/>/* Lavoro: variabile che identifica il valore da non superare */</text:p>
      <text:p text:style-name="P338"><text:s text:c="18"/>char x) <text:s text:c="10"/>/* Lavoro: variabile di controllo della stampa */</text:p>
      <text:p text:style-name="P339">{</text:p>
      <text:p text:style-name="P340"/>
      <text:p text:style-name="P341"><text:s text:c="4"/>int val, <text:s text:c="11"/>/* Input: <text:s/>variabile che identifica il valore inserito da validare */</text:p>
      <text:p text:style-name="P342"><text:s text:c="8"/>control; <text:s text:c="7"/>/* Lavoro: variabile di controllo della scanf */</text:p>
      <text:p text:style-name="P343"><text:s text:c="4"/></text:p>
      <text:p text:style-name="P344"><text:s text:c="4"/>/* Acquisisco valore */</text:p>
      <text:p text:style-name="P345"><text:s text:c="4"/>control = scanf("%d",</text:p>
      <text:p text:style-name="P346"><text:s text:c="20"/>&amp;val);</text:p>
      <text:p text:style-name="P347"><text:s text:c="4"/>/* Avvio un ciclo che impone che il valore sia maggiore di n */</text:p>
      <text:p text:style-name="P348"><text:s text:c="4"/>while(val &lt; n ||</text:p>
      <text:p text:style-name="P349"><text:s text:c="10"/>control != 1)</text:p>
      <text:p text:style-name="P350"><text:s text:c="4"/>{</text:p>
      <text:p text:style-name="P351"/>
      <text:p text:style-name="P352"><text:s text:c="12"/>/* Faccio un controllo per la stampa */</text:p>
      <text:p text:style-name="P353"><text:s text:c="12"/>if(x == 'y')</text:p>
      <text:p text:style-name="P354"><text:s text:c="12"/>{</text:p>
      <text:p text:style-name="P355"><text:s text:c="16"/>printf("Deve essere un NUMERO MAGGIORE di %d.\n"</text:p>
      <text:p text:style-name="P356"><text:s text:c="24"/>"Inserisci di nuovo: ",</text:p>
      <text:p text:style-name="P357"><text:s text:c="24"/>n-1);</text:p>
      <text:p text:style-name="P358"><text:s text:c="12"/>}else</text:p>
      <text:p text:style-name="P359"><text:s text:c="12"/>{</text:p>
      <text:p text:style-name="P360"><text:s text:c="16"/>printf("Deve essere un NUMERO MAGGIORE UGUALE di %d.\n"</text:p>
      <text:p text:style-name="P361"><text:s text:c="23"/>"Inserisci di nuovo: ",</text:p>
      <text:soft-page-break/>
      <text:p text:style-name="P362"><text:s text:c="23"/>n);</text:p>
      <text:p text:style-name="P363"><text:s text:c="12"/>}</text:p>
      <text:p text:style-name="P364"><text:s text:c="12"/></text:p>
      <text:p text:style-name="P365"><text:s text:c="12"/>/* Pulisco il buffer */</text:p>
      <text:p text:style-name="P366"><text:s text:c="12"/>scanf("%*[^\n]");</text:p>
      <text:p text:style-name="P367"><text:s text:c="3"/><text:s text:c="9"/>/* Riacquisisco il valore */</text:p>
      <text:p text:style-name="P368"><text:s text:c="12"/>control = scanf("%d",</text:p>
      <text:p text:style-name="P369"><text:s text:c="28"/>&amp;val); <text:s text:c="2"/></text:p>
      <text:p text:style-name="P370"><text:s text:c="4"/>}</text:p>
      <text:p text:style-name="P371"><text:s text:c="4"/>/* Restituisco il valore validato */</text:p>
      <text:p text:style-name="P372"><text:s text:c="4"/>return val;</text:p>
      <text:p text:style-name="P373">}</text:p>
      <text:p text:style-name="P374"/>
      <text:p text:style-name="P375">/* Funzione che stabilisce se il numero inserito è un numero primo */</text:p>
      <text:p text:style-name="P376">int validator_first_num(int val) <text:s text:c="3"/>/* Input: variabile che identifica il valore da validare */</text:p>
      <text:p text:style-name="P377">{</text:p>
      <text:p text:style-name="P378"><text:s text:c="4"/>int i; <text:s text:c="13"/>/* Lavoro: variabile contatore di ciclo */</text:p>
      <text:p text:style-name="P379"><text:s text:c="4"/>int control = 1; <text:s text:c="3"/>/* Lavoro: variabile di controllo che indica se il numero è primo */</text:p>
      <text:p text:style-name="P380"><text:s text:c="8"/></text:p>
      <text:p text:style-name="P381"><text:s text:c="4"/>/* <text:s/>Verifico che il numero inserito sia un numero primo</text:p>
      <text:p text:style-name="P382"><text:s text:c="8"/>dividendolo ogni volta per due in su e verificando</text:p>
      <text:p text:style-name="P383"><text:s text:c="8"/>se si ottiene un resto oppure no */</text:p>
      <text:p text:style-name="P384"><text:span text:style-name="T385"><text:s text:c="4"/></text:span><text:span text:style-name="T386">for(i = 2;</text:span></text:p>
      <text:p text:style-name="P387"><text:s text:c="8"/>control == 1 &amp;&amp;</text:p>
      <text:p text:style-name="P388"><text:s text:c="8"/>i &lt; val;</text:p>
      <text:p text:style-name="P389"><text:span text:style-name="T390"><text:s text:c="8"/></text:span><text:span text:style-name="T391">i++)</text:span></text:p>
      <text:p text:style-name="P392"><text:s text:c="4"/>{</text:p>
      <text:p text:style-name="P393"><text:s text:c="8"/>if(val%i<text:s/>== 0)</text:p>
      <text:p text:style-name="P394"><text:s text:c="8"/>{</text:p>
      <text:p text:style-name="P395"><text:s text:c="12"/>/* <text:s/>Se non c'è resto vuol dire che il numero</text:p>
      <text:p text:style-name="P396"><text:s text:c="16"/>non è primo poichè è divisibile perciò</text:p>
      <text:p text:style-name="P397"><text:s text:c="16"/>setto control a zero e richiedo un nuovo inserimento */</text:p>
      <text:p text:style-name="P398"><text:s text:c="12"/>control = 0;</text:p>
      <text:p text:style-name="P399"><text:s text:c="8"/>}</text:p>
      <text:soft-page-break/>
      <text:p text:style-name="P400"><text:s text:c="4"/>}</text:p>
      <text:p text:style-name="P401"><text:s text:c="4"/>/* Restituisco il risultato */</text:p>
      <text:p text:style-name="P402"><text:s text:c="4"/>return control;</text:p>
      <text:p text:style-name="P403">}</text:p>
      <text:p text:style-name="P404"/>
      <text:p text:style-name="P405">/* Funzione per stabilire se ci sono fattori primi in comune */</text:p>
      <text:p text:style-name="P406">void common_first_num(int a, <text:s text:c="7"/>/* Input: variabile che identifica il valore da confrontare */</text:p>
      <text:p text:style-name="P407"><text:s text:c="22"/>int b, <text:s text:c="7"/>/* Input: variabile che identifica il valore da confrontare */</text:p>
      <text:p text:style-name="P408"><text:s text:c="22"/>int c) <text:s text:c="7"/>/* Input: variabile che identifica il valore da confrontare */</text:p>
      <text:p text:style-name="P409">{</text:p>
      <text:p text:style-name="P410"><text:s text:c="4"/>int i, <text:s text:c="13"/>/* Lavoro: variabile contatore di ciclo */</text:p>
      <text:p text:style-name="P411"><text:s text:c="8"/>control = 0, <text:s text:c="3"/>/* Lavoro:<text:s/>variabile di controllo che identifica se un numero è primo */</text:p>
      <text:p text:style-name="P412"><text:s text:c="8"/>count = 0; <text:s text:c="5"/>/* Lavoro: variabile contatore che indica se c'è un fattore primo in comune */</text:p>
      <text:p text:style-name="P413"><text:s text:c="4"/></text:p>
      <text:p text:style-name="P414"><text:s text:c="4"/>/* Confronto i fattori primi di a con quelli di b e c */</text:p>
      <text:p text:style-name="P415"><text:s text:c="4"/>for(i = 2;</text:p>
      <text:p text:style-name="P416"><text:s text:c="8"/>i<text:s/>&lt;= a;</text:p>
      <text:p text:style-name="P417"><text:s text:c="8"/>i++)</text:p>
      <text:p text:style-name="P418"><text:s text:c="4"/>{</text:p>
      <text:p text:style-name="P419"><text:s text:c="8"/>/* Setto ogni volta la variabile control a 0</text:p>
      <text:p text:style-name="P420"><text:s text:c="12"/>ogni volta che si ripete il ciclo */</text:p>
      <text:p text:style-name="P421"><text:s text:c="8"/>control = 0;</text:p>
      <text:p text:style-name="P422"><text:s text:c="8"/></text:p>
      <text:p text:style-name="P423"><text:s text:c="8"/>/* Verifico prima di tutto che il fattore è primo */</text:p>
      <text:p text:style-name="P424"><text:span text:style-name="T425"><text:s text:c="8"/></text:span><text:span text:style-name="T426">control = validator_first_num</text:span><text:span text:style-name="T427">(i);</text:span></text:p>
      <text:p text:style-name="P428"><text:s text:c="8"/></text:p>
      <text:p text:style-name="P429"><text:span text:style-name="T430"><text:s text:c="8"/></text:span><text:span text:style-name="T431">/* Se il fattore è primo verifico che lo sia per tutti */</text:span></text:p>
      <text:p text:style-name="P432"><text:span text:style-name="T433"><text:s text:c="8"/></text:span><text:span text:style-name="T434">if(control == 1 &amp;&amp;</text:span></text:p>
      <text:p text:style-name="P435"><text:s text:c="11"/>a%i == 0 &amp;&amp;</text:p>
      <text:p text:style-name="P436"><text:s text:c="11"/>b%i == 0 &amp;&amp;</text:p>
      <text:p text:style-name="P437"><text:span text:style-name="T438"><text:s text:c="11"/></text:span><text:span text:style-name="T439">c%i == 0)</text:span></text:p>
      <text:p text:style-name="P440"><text:s text:c="8"/>{</text:p>
      <text:p text:style-name="P441"><text:s text:c="12"/>printf("Un fattore primo in comune è %d\n",i);</text:p>
      <text:soft-page-break/>
      <text:p text:style-name="P442"><text:s text:c="11"/><text:s/>count++; <text:s text:c="3"/></text:p>
      <text:p text:style-name="P443"><text:s text:c="8"/>}</text:p>
      <text:p text:style-name="P444"><text:s text:c="4"/>}</text:p>
      <text:p text:style-name="P445"><text:s text:c="4"/></text:p>
      <text:p text:style-name="P446"><text:s text:c="4"/>/* Se non ci sono fattori primi, lo stampo a video */</text:p>
      <text:p text:style-name="P447"><text:s text:c="4"/>if(count == 0)</text:p>
      <text:p text:style-name="P448"><text:s text:c="4"/>{</text:p>
      <text:p text:style-name="P449"><text:s text:c="8"/>printf("Non ci sono fattori primi in comune.\n");</text:p>
      <text:p text:style-name="P450"><text:s text:c="4"/>} <text:s/></text:p>
      <text:p text:style-name="P451">}</text:p>
      <text:p text:style-name="P452"/>
      <text:p text:style-name="P453">/* Funzione per validare la correttezza dell'equazione */</text:p>
      <text:p text:style-name="P454">void<text:s/>equation_validator(int a, <text:s text:c="5"/>/* Input: variabile che identifica il valore nell'equazione */</text:p>
      <text:p text:style-name="P455"><text:s text:c="24"/>int b, <text:s text:c="5"/>/* Input: variabile che identifica il valore nell'equazione */</text:p>
      <text:p text:style-name="P456"><text:s text:c="24"/>int c, <text:s text:c="5"/>/* Input: variabile che identifica il valore nell'equazione */</text:p>
      <text:p text:style-name="P457"><text:s text:c="24"/>int x, <text:s text:c="5"/>/* Input: variabile che identifica il valore nell'equazione */</text:p>
      <text:p text:style-name="P458"><text:s text:c="24"/>int y, <text:s text:c="5"/>/* Input: variabile che identifica il valore nell'equazione */</text:p>
      <text:p text:style-name="P459"><text:s text:c="22"/><text:s text:c="2"/>int z) <text:s text:c="5"/>/* Input: variabile che identifica il valore nell'equazione */</text:p>
      <text:p text:style-name="P460">{</text:p>
      <text:p text:style-name="P461"><text:s text:c="4"/></text:p>
      <text:p text:style-name="P462"><text:s text:c="4"/>/* Calcolo le varie potenze */</text:p>
      <text:p text:style-name="P463"><text:s text:c="4"/>a = pow(a,</text:p>
      <text:p text:style-name="P464"><text:span text:style-name="T465"><text:s text:c="12"/></text:span><text:span text:style-name="T466">x);</text:span></text:p>
      <text:p text:style-name="P467"><text:s text:c="4"/>b = pow(b,</text:p>
      <text:p text:style-name="P468"><text:s text:c="12"/>y);</text:p>
      <text:p text:style-name="P469"><text:s text:c="4"/>c = pow(c,</text:p>
      <text:p text:style-name="P470"><text:span text:style-name="T471"><text:s text:c="12"/></text:span><text:span text:style-name="T472">z);</text:span></text:p>
      <text:p text:style-name="P473"><text:s text:c="4"/></text:p>
      <text:p text:style-name="P474"><text:s text:c="4"/>/* Sommo a + b */</text:p>
      <text:p text:style-name="P475"><text:s text:c="4"/>a = a + b;</text:p>
      <text:p text:style-name="P476"><text:s text:c="4"/></text:p>
      <text:p text:style-name="P477"><text:s text:c="4"/>/* Verifico se è valida e se non è così, lo stampo a video */</text:p>
      <text:p text:style-name="P478"><text:s text:c="4"/>if(a != c)</text:p>
      <text:p text:style-name="P479"><text:s text:c="4"/>{</text:p>
      <text:soft-page-break/>
      <text:p text:style-name="P480"><text:s text:c="8"/>printf("L'equazione non è valida.\n");</text:p>
      <text:p text:style-name="P481"><text:s text:c="4"/>} <text:s/></text:p>
      <text:p text:style-name="P482">}</text:p>
      <text:p text:style-name="P483"/>
      <text:p text:style-name="P484">/* Funzione per la verifica della congettura di Beal */</text:p>
      <text:p text:style-name="P485">void beal_conjecture()</text:p>
      <text:p text:style-name="P486">{</text:p>
      <text:p text:style-name="P487"><text:s text:c="4"/>int a, <text:s text:c="4"/>/*Input:<text:s/>variabile che identifica il valore di a */</text:p>
      <text:p text:style-name="P488"><text:s text:c="8"/>b, <text:s text:c="4"/>/*Input: variabile che identifica il valore di b */</text:p>
      <text:p text:style-name="P489"><text:s text:c="8"/>c, <text:s text:c="4"/>/*Input: variabile che identifica il valore di c */</text:p>
      <text:p text:style-name="P490"><text:s text:c="8"/>x, <text:s text:c="4"/>/*Input: variabile che identifica il valore di x */</text:p>
      <text:p text:style-name="P491"><text:s text:c="8"/>y, <text:s/><text:s text:c="3"/>/*Input: variabile che identifica il valore di y */</text:p>
      <text:p text:style-name="P492"><text:s text:c="8"/>z; <text:s text:c="4"/>/*Input: variabile che identifica il valore di z */</text:p>
      <text:p text:style-name="P493"><text:s text:c="4"/></text:p>
      <text:p text:style-name="P494"><text:s text:c="4"/>/* Acquisisco i dati */</text:p>
      <text:p text:style-name="P495"><text:s text:c="4"/>printf("Inserisci il valore di a: ");</text:p>
      <text:p text:style-name="P496"><text:s text:c="4"/>a = validator_num(1,</text:p>
      <text:p text:style-name="P497"><text:s text:c="22"/>'n');</text:p>
      <text:p text:style-name="P498"><text:s text:c="4"/>printf("Inserisci il valore di b: ");</text:p>
      <text:p text:style-name="P499"><text:s text:c="4"/>b = validator_num(1,</text:p>
      <text:p text:style-name="P500"><text:s text:c="22"/>'n');</text:p>
      <text:p text:style-name="P501"><text:s text:c="4"/>printf("Inserisci il valore di c: ");</text:p>
      <text:p text:style-name="P502"><text:s text:c="4"/>c = validator_num(1,</text:p>
      <text:p text:style-name="P503"><text:s text:c="22"/>'n');</text:p>
      <text:p text:style-name="P504"><text:s text:c="4"/>printf("Inserisci il valore di x: ");</text:p>
      <text:p text:style-name="P505"><text:s text:c="4"/>x = validator_num(3,</text:p>
      <text:p text:style-name="P506"><text:s text:c="5"/><text:s text:c="17"/>'n');</text:p>
      <text:p text:style-name="P507"><text:s text:c="4"/>printf("Inserisci il valore di y: ");</text:p>
      <text:p text:style-name="P508"><text:s text:c="4"/>y = validator_num(3,</text:p>
      <text:p text:style-name="P509"><text:s text:c="22"/>'n');</text:p>
      <text:p text:style-name="P510"><text:s text:c="4"/>printf("Inserisci il valore di z: ");</text:p>
      <text:p text:style-name="P511"><text:s text:c="4"/>z = validator_num(3,</text:p>
      <text:p text:style-name="P512"><text:s text:c="22"/>'n');</text:p>
      <text:p text:style-name="P513"><text:s text:c="4"/></text:p>
      <text:soft-page-break/>
      <text:p text:style-name="P514"><text:s text:c="4"/>/* Verifico se l'equazione è<text:s/>valida */</text:p>
      <text:p text:style-name="P515"><text:span text:style-name="T516"><text:s text:c="4"/></text:span><text:span text:style-name="T517">equation_validator(a,</text:span></text:p>
      <text:p text:style-name="P518"><text:s text:c="23"/>b,</text:p>
      <text:p text:style-name="P519"><text:s text:c="23"/>c,</text:p>
      <text:p text:style-name="P520"><text:span text:style-name="T521"><text:s text:c="23"/></text:span><text:span text:style-name="T522">x,</text:span></text:p>
      <text:p text:style-name="P523"><text:s text:c="23"/>y,</text:p>
      <text:p text:style-name="P524"><text:s text:c="23"/>z);</text:p>
      <text:p text:style-name="P525"><text:s text:c="4"/></text:p>
      <text:p text:style-name="P526"><text:s text:c="4"/>/* Verifico se sono presenti fattori primi in comune */</text:p>
      <text:p text:style-name="P527"><text:span text:style-name="T528"><text:s text:c="4"/></text:span><text:span text:style-name="T529">common_first_num(a,</text:span></text:p>
      <text:p text:style-name="P530"><text:s text:c="21"/>b,</text:p>
      <text:p text:style-name="P531"><text:span text:style-name="T532"><text:s text:c="21"/></text:span><text:span text:style-name="T533">c);</text:span></text:p>
      <text:p text:style-name="P534"/>
      <text:p text:style-name="P535">}</text:p>
      <text:p text:style-name="P536"/>
      <text:p text:style-name="P537">/* Funzione per la verifica della congettura di Collatz */</text:p>
      <text:p text:style-name="P538">void collatz_conjecture()</text:p>
      <text:p text:style-name="P539">{</text:p>
      <text:p text:style-name="P540"><text:s text:c="4"/></text:p>
      <text:p text:style-name="P541"><text:s text:c="4"/>int val; <text:s text:c="3"/>/* Input: Variabile che identifica il valore inserito */</text:p>
      <text:p text:style-name="P542"><text:s text:c="4"/></text:p>
      <text:p text:style-name="P543"><text:s text:c="4"/>printf("Inserisci valore: ");</text:p>
      <text:p text:style-name="P544"><text:s text:c="4"/>/* Acquisisco il valore */</text:p>
      <text:p text:style-name="P545"><text:s text:c="4"/>val = validator_num(1,</text:p>
      <text:p text:style-name="P546"><text:s text:c="24"/>'y');</text:p>
      <text:p text:style-name="P547"><text:s text:c="4"/></text:p>
      <text:p text:style-name="P548"><text:s text:c="4"/>/* Inizio a stampare la sequenza finchè non arrivo a uno */</text:p>
      <text:p text:style-name="P549"><text:s text:c="4"/>printf("La sequenza è:\n");</text:p>
      <text:p text:style-name="P550"><text:s text:c="4"/></text:p>
      <text:p text:style-name="P551"><text:span text:style-name="T552"><text:s text:c="4"/></text:span><text:span text:style-name="T553">printf("%d\n",</text:span></text:p>
      <text:p text:style-name="P554"><text:s text:c="11"/>val);</text:p>
      <text:p text:style-name="P555"><text:s text:c="4"/>while(val != 1)</text:p>
      <text:p text:style-name="P556"><text:span text:style-name="T557"><text:s text:c="4"/></text:span><text:span text:style-name="T558">{</text:span></text:p>
      <text:p text:style-name="P559"><text:s text:c="8"/>/* Stabilisco il caso in cui il numero è pari */</text:p>
      <text:soft-page-break/>
      <text:p text:style-name="P560"><text:s text:c="8"/>if(val%2 == 0)</text:p>
      <text:p text:style-name="P561"><text:s text:c="8"/>{</text:p>
      <text:p text:style-name="P562"><text:s text:c="12"/>/* Lo divido per due e lo stampo */</text:p>
      <text:p text:style-name="P563"><text:span text:style-name="T564"><text:s text:c="12"/></text:span><text:span text:style-name="T565">val = val/2;</text:span></text:p>
      <text:p text:style-name="P566"><text:s text:c="12"/>printf("%d\n",</text:p>
      <text:p text:style-name="P567"><text:s text:c="20"/>val);</text:p>
      <text:p text:style-name="P568"><text:s text:c="8"/>}else</text:p>
      <text:p text:style-name="P569"><text:span text:style-name="T570"><text:s text:c="8"/></text:span><text:span text:style-name="T571">{</text:span></text:p>
      <text:p text:style-name="P572"><text:s text:c="12"/>/*<text:s/>Se è dispari lo moltiplico per tre, aggiungo uno e lo stampo */</text:p>
      <text:p text:style-name="P573"><text:s text:c="12"/>val = val*3;</text:p>
      <text:p text:style-name="P574"><text:s text:c="12"/>val++;</text:p>
      <text:p text:style-name="P575"><text:s text:c="12"/>printf("%d\n",</text:p>
      <text:p text:style-name="P576"><text:s text:c="20"/>val);</text:p>
      <text:p text:style-name="P577"><text:s text:c="8"/>}</text:p>
      <text:p text:style-name="P578"><text:s text:c="4"/>}</text:p>
      <text:p text:style-name="P579">}</text:p>
      <text:p text:style-name="P580"/>
      <text:p text:style-name="P581">/* Funzione per la validazione del numero primo successivo a quello<text:s/>inserito */</text:p>
      <text:p text:style-name="P582">int validator_next_first_num(int val)</text:p>
      <text:p text:style-name="P583">{</text:p>
      <text:p text:style-name="P584"><text:s text:c="4"/></text:p>
      <text:p text:style-name="P585"><text:s text:c="4"/>int control = 0, <text:s text:c="3"/>/* Lavoro: variabile di controllo che indica se un numero è primo */</text:p>
      <text:p text:style-name="P586"><text:s text:c="8"/>next, <text:s text:c="10"/>/* Output: variabile che identifica il numero primo successivo */</text:p>
      <text:p text:style-name="P587"><text:s text:c="8"/>ins_val;<text:s text:c="8"/>/* Input: variabile che indica il valore inserito da validare */</text:p>
      <text:p text:style-name="P588"><text:s text:c="4"/></text:p>
      <text:p text:style-name="P589"><text:s text:c="4"/>/* Inizio dal valore successivo */</text:p>
      <text:p text:style-name="P590"><text:s text:c="4"/>val++;</text:p>
      <text:p text:style-name="P591"><text:s text:c="4"/></text:p>
      <text:p text:style-name="P592"><text:s text:c="4"/>/* <text:s/>Effettuo la verifica su ogni numero successivo al primo</text:p>
      <text:p text:style-name="P593"><text:s text:c="8"/>finchè non trovo quello primo */</text:p>
      <text:p text:style-name="P594"><text:span text:style-name="T595"><text:s text:c="4"/></text:span><text:span text:style-name="T596">for(next = val</text:span><text:span text:style-name="T597">;</text:span></text:p>
      <text:p text:style-name="P598"><text:s text:c="8"/>control == 0;</text:p>
      <text:p text:style-name="P599"><text:s text:c="8"/>next++)</text:p>
      <text:p text:style-name="P600"><text:s text:c="4"/>{</text:p>
      <text:soft-page-break/>
      <text:p text:style-name="P601"><text:s text:c="8"/>control = validator_first_num(next);</text:p>
      <text:p text:style-name="P602"><text:span text:style-name="T603"><text:s text:c="4"/></text:span><text:span text:style-name="T604">}</text:span></text:p>
      <text:p text:style-name="P605"><text:s text:c="4"/></text:p>
      <text:p text:style-name="P606"><text:s text:c="4"/>/* Correggo il valore */</text:p>
      <text:p text:style-name="P607"><text:s text:c="4"/>next--;</text:p>
      <text:p text:style-name="P608"/>
      <text:p text:style-name="P609"><text:s text:c="4"/>printf("Inserisci il numero primo successivo: ");</text:p>
      <text:p text:style-name="P610"><text:s text:c="4"/>/* <text:s/>Richiedo il numero primo successivo finchè non è</text:p>
      <text:p text:style-name="P611"><text:s/><text:s text:c="7"/>quello giusto */</text:p>
      <text:p text:style-name="P612"><text:s text:c="4"/>do{</text:p>
      <text:p text:style-name="P613"><text:s text:c="8"/>/* Acquisisco il valore */</text:p>
      <text:p text:style-name="P614"><text:s text:c="8"/>scanf("%d",</text:p>
      <text:p text:style-name="P615"><text:s text:c="14"/>&amp;ins_val);</text:p>
      <text:p text:style-name="P616"/>
      <text:p text:style-name="P617"><text:s text:c="8"/>/* Se non è il successivo stampo l'errore */</text:p>
      <text:p text:style-name="P618"><text:span text:style-name="T619"><text:s text:c="8"/></text:span><text:span text:style-name="T620">if(ins_val != next)</text:span></text:p>
      <text:p text:style-name="P621"><text:s text:c="8"/>{</text:p>
      <text:p text:style-name="P622"><text:s text:c="12"/>fflush(stdin);</text:p>
      <text:p text:style-name="P623"><text:span text:style-name="T624"><text:s text:c="12"/></text:span><text:span text:style-name="T625">printf("Non è</text:span><text:span text:style-name="T626"><text:s/>corretto. Riprova: ");</text:span></text:p>
      <text:p text:style-name="P627"><text:s text:c="8"/>}</text:p>
      <text:p text:style-name="P628"><text:s text:c="4"/>}while(ins_val != next);</text:p>
      <text:p text:style-name="P629"><text:s text:c="3"/></text:p>
      <text:p text:style-name="P630"><text:s text:c="3"/>/* Restituisco il valore successivo */</text:p>
      <text:p text:style-name="P631"><text:s text:c="3"/>return(next);</text:p>
      <text:p text:style-name="P632">}</text:p>
      <text:p text:style-name="P633"/>
      <text:p text:style-name="P634">/* Funzione per la verifica della congettura di Cramer */</text:p>
      <text:p text:style-name="P635">void cramer_conjecture()</text:p>
      <text:p text:style-name="P636">{</text:p>
      <text:p text:style-name="P637"/>
      <text:p text:style-name="P638"><text:s text:c="4"/>int val1, <text:s text:c="10"/>/* Input: variabile che identifica il primo numero primo validato */</text:p>
      <text:p text:style-name="P639"><text:s text:c="8"/>val2, <text:s text:c="10"/>/* Input: variabile che identifica il numero primo successivo */</text:p>
      <text:p text:style-name="P640"><text:s text:c="8"/>abs_diff, <text:s text:c="6"/>/* Output: variabile che identifica il valore assoluto della differenza */</text:p>
      <text:p text:style-name="P641"><text:s text:c="8"/>control;<text:s text:c="8"/>/* Lavoro: variabile di controllo che indica se il numero è primo */</text:p>
      <text:soft-page-break/>
      <text:p text:style-name="P642"><text:s text:c="4"/>double squared_log; /* Output: variabile che identifica il quadrato del logaritmo naturale */</text:p>
      <text:p text:style-name="P643"><text:s text:c="4"/></text:p>
      <text:p text:style-name="P644"><text:s text:c="4"/>printf("Inserisci un numero primo: ");</text:p>
      <text:p text:style-name="P645"><text:span text:style-name="T646"><text:s text:c="4"/></text:span><text:span text:style-name="T647">do{</text:span></text:p>
      <text:p text:style-name="P648"><text:s text:c="8"/>val1 = validator_num(12,</text:p>
      <text:p text:style-name="P649"><text:s text:c="28"/>'y');</text:p>
      <text:p text:style-name="P650"><text:s text:c="8"/>control = validator_first_num(val1);</text:p>
      <text:p text:style-name="P651"><text:s text:c="8"/></text:p>
      <text:p text:style-name="P652"><text:span text:style-name="T653"><text:s text:c="8"/></text:span><text:span text:style-name="T654">if(control == 0)</text:span></text:p>
      <text:p text:style-name="P655"><text:s text:c="8"/>{</text:p>
      <text:p text:style-name="P656"><text:s text:c="12"/>printf("Non è un numero primo.\n"</text:p>
      <text:p text:style-name="P657"><text:s text:c="24"/>"Inserisci di nuovo: ");</text:p>
      <text:p text:style-name="P658"><text:s text:c="8"/>}</text:p>
      <text:p text:style-name="P659"><text:span text:style-name="T660"><text:s text:c="4"/>}while(control<text:s/></text:span><text:span text:style-name="T661">!=<text:s/></text:span><text:span text:style-name="T662">1);</text:span></text:p>
      <text:p text:style-name="P663"><text:s text:c="4"/></text:p>
      <text:p text:style-name="P664"><text:s text:c="4"/>val2 = validator_next_first_num(val1);</text:p>
      <text:p text:style-name="P665"><text:s text:c="4"/>abs_diff = abs(val1-val2);</text:p>
      <text:p text:style-name="P666"><text:span text:style-name="T667"><text:s text:c="4"/></text:span><text:span text:style-name="T668">printf("Il valore assoluto della differenza tra i due numeri primi è %d\n",</text:span></text:p>
      <text:p text:style-name="P669"><text:span text:style-name="T670"><text:s text:c="12"/></text:span><text:span text:style-name="T671">abs_diff);</text:span></text:p>
      <text:p text:style-name="P672"><text:s text:c="4"/></text:p>
      <text:p text:style-name="P673"><text:s text:c="4"/>squared_log = log(val1);</text:p>
      <text:p text:style-name="P674"><text:s text:c="4"/>squared_log = pow(squared_log,</text:p>
      <text:p text:style-name="P675"><text:span text:style-name="T676"><text:s text:c="18"/></text:span><text:span text:style-name="T677">2);</text:span></text:p>
      <text:p text:style-name="P678"><text:s text:c="4"/>printf("Il quadrato del logartimo naturale del numero primo più piccolo è %.2f\n",</text:p>
      <text:p text:style-name="P679"><text:s text:c="12"/>squared_log);</text:p>
      <text:p text:style-name="P680"/>
      <text:p text:style-name="P681">}</text:p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soft-page-break/>
      <text:p text:style-name="P689"><text:span text:style-name="T690">5. Testing del programma</text:span></text:p>
      <text:p text:style-name="P691">Vengono di seguito mostrati alcuni test significativi a dimostrazione del corretto</text:p>
      <text:p text:style-name="P692">funzionamento del programma su diverse tipologie di input:</text:p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soft-page-break/>
      <text:p text:style-name="P724">6. Verifica del programma</text:p>
      <text:p text:style-name="P725">Per la verifica del programma, mediante Triple di Hoare, si è scelto di prendere in</text:p>
      <text:p text:style-name="P726">considerazione la sequenza di istruzioni che verifica<text:s/>la congettura di Collatz, in particolare la parte di codice nella quale viene definito se il valore sia pari o dispari. Per verificare formalmente la correttezza della sequenza di istruzioni ci serviamo della Tripla di Hoare, che dice:</text:p>
      <text:p text:style-name="P727">una tripla {Q} S {R}<text:s/>è vera se e solo se l’esecuzione di un’istruzione S soddisfa la sua precondizione {Q} prima ancora di iniziare e se alla fine della computazione la sua post-condizione {R} è soddisfatta.</text:p>
      <text:p text:style-name="P728"><text:span text:style-name="T729">while(val != 1){</text:span></text:p>
      <text:p text:style-name="P730"><text:s text:c="8"/>/* Stabilisco il caso in cui il numero è<text:s/>pari */</text:p>
      <text:p text:style-name="P731"><text:s text:c="8"/>if(val%2 == 0)</text:p>
      <text:p text:style-name="P732"><text:s text:c="8"/>{</text:p>
      <text:p text:style-name="P733"><text:s text:c="12"/>/* Lo divido per due e lo stampo */</text:p>
      <text:p text:style-name="P734"><text:span text:style-name="T735"><text:s text:c="12"/></text:span><text:span text:style-name="T736">val = val/2;</text:span></text:p>
      <text:p text:style-name="P737"><text:s text:c="12"/>printf("%d\n",</text:p>
      <text:p text:style-name="P738"><text:s text:c="20"/>val);</text:p>
      <text:p text:style-name="P739"><text:s text:c="8"/>}else</text:p>
      <text:p text:style-name="P740"><text:span text:style-name="T741"><text:s text:c="8"/></text:span><text:span text:style-name="T742">{</text:span></text:p>
      <text:p text:style-name="P743"><text:s text:c="12"/>/* Se è dispari lo moltiplico per tre, aggiungo uno e<text:s/>lo stampo */</text:p>
      <text:p text:style-name="P744"><text:s text:c="12"/>val = val*3;</text:p>
      <text:p text:style-name="P745"><text:s text:c="12"/>val++;</text:p>
      <text:p text:style-name="P746"><text:s text:c="12"/>printf("%d\n",</text:p>
      <text:p text:style-name="P747"><text:s text:c="20"/>val);</text:p>
      <text:p text:style-name="P748"><text:s text:c="8"/>}</text:p>
      <text:p text:style-name="P749"><text:s text:c="4"/>}</text:p>
      <text:p text:style-name="P750">definiamo la post-condizione R:</text:p>
      <text:p text:style-name="P751"><text:span text:style-name="T752">R = (∑</text:span><text:span text:style-name="T753">n</text:span><text:span text:style-name="T754">i=0</text:span><text:span text:style-name="T755"><text:s/>val ≠ 1)</text:span></text:p>
      <text:p text:style-name="P756">Si può rendere poi la Tripla vera mettendo come precondizione vero in quanto:</text:p>
      <text:list text:style-name="LFO18" text:continue-numbering="true">
        <text:list-item>
          <text:p text:style-name="P757"><text:span text:style-name="T758">Il predicato sarà:</text:span></text:p>
        </text:list-item>
      </text:list>
      <text:p text:style-name="P759"><text:span text:style-name="T760"><text:s text:c="8"/>P = (0≤<text:s/></text:span><text:span text:style-name="T761">𝑖</text:span><text:span text:style-name="T762"><text:s/>≤<text:s/></text:span><text:span text:style-name="T763">𝑛</text:span><text:span text:style-name="T764"><text:s/></text:span><text:span text:style-name="T765">ᴧ</text:span><text:span text:style-name="T766"><text:s/>∑</text:span><text:span text:style-name="T767">n</text:span><text:span text:style-name="T768">i=0</text:span><text:span text:style-name="T769"><text:s/>val ≠ 1)</text:span></text:p>
      <text:list text:style-name="LFO19" text:continue-numbering="true">
        <text:list-item>
          <text:p text:style-name="P770"><text:span text:style-name="T771">La funzione sarà:</text:span></text:p>
        </text:list-item>
      </text:list>
      <text:p text:style-name="P772"><text:s text:c="8"/>tr(i) = n – i</text:p>
      <text:p text:style-name="P773">Avendo soddisfatto le ipotesi possiamo dire che:</text:p>
      <text:p text:style-name="P774">L’invarianza:</text:p>
      <text:p text:style-name="P775">{P<text:s/>ᴧ<text:s/>i ≠n} val ≠ 1 = val/2<text:s/>ᴧ<text:s/>val * 3 + 1 {P}</text:p>
      <text:p text:style-name="P776">Segue da:</text:p>
      <text:p text:style-name="P777"><text:span text:style-name="T778">P</text:span><text:span text:style-name="T779">i,i+1</text:span><text:span text:style-name="T780"><text:s/>= (0≤ i + 1 ≤ n<text:s/></text:span><text:span text:style-name="T781">ᴧ</text:span><text:span text:style-name="T782"><text:s/>∑</text:span><text:span text:style-name="T783">n</text:span><text:span text:style-name="T784">i+1=0</text:span><text:span text:style-name="T785"><text:s/>val ≠ 1)</text:span></text:p>
      <text:p text:style-name="P786">e, denotato con P’ quest’ultimo predicato, da:</text:p>
      <text:p text:style-name="P787"><text:span text:style-name="T788">P’(val ≠ 1), val/2, val*3+1 = (0≤<text:s/></text:span><text:span text:style-name="T789">𝑖</text:span><text:span text:style-name="T790"><text:s/>+ 1 ≤<text:s/></text:span><text:span text:style-name="T791">𝑛</text:span><text:span text:style-name="T792"><text:s/></text:span><text:span text:style-name="T793">ᴧ</text:span><text:span text:style-name="T794"><text:s/>∑</text:span><text:span text:style-name="T795">n</text:span><text:span text:style-name="T796">i+1=0</text:span><text:span text:style-name="T797"><text:s/>val/2<text:s/></text:span><text:span text:style-name="T798">ᴧ</text:span><text:span text:style-name="T799"><text:s/>val*3+1)</text:span></text:p>
      <text:p text:style-name="P800">In quanto, denotato con P’’ quest’ultimo<text:s/>predicato, si ha:</text:p>
      <text:soft-page-break/>
      <text:p text:style-name="P801"><text:span text:style-name="T802">(P<text:s/></text:span><text:span text:style-name="T803">ᴧ</text:span><text:span text:style-name="T804"><text:s/>i ≠n) = (0≤<text:s/></text:span><text:span text:style-name="T805">𝑖</text:span><text:span text:style-name="T806"><text:s/>≤<text:s/></text:span><text:span text:style-name="T807">𝑛</text:span><text:span text:style-name="T808"><text:s/></text:span><text:span text:style-name="T809">ᴧ</text:span><text:span text:style-name="T810"><text:s/>val/2<text:s/></text:span><text:span text:style-name="T811">ᴧ</text:span><text:span text:style-name="T812"><text:s/>val*3+1 = ∑</text:span><text:span text:style-name="T813">n</text:span><text:span text:style-name="T814">i=0</text:span><text:span text:style-name="T815"><text:s/>val ≠ 1<text:s/></text:span><text:span text:style-name="T816">ᴧ</text:span><text:span text:style-name="T817"><text:s/>i ≠n )</text:span></text:p>
      <text:p text:style-name="P818">⊨<text:s/>P’’</text:p>
      <text:list text:style-name="LFO20" text:continue-numbering="true">
        <text:list-item>
          <text:p text:style-name="P819"><text:span text:style-name="T820">Il progresso è garantito dal fatto che tr(i) decresce di un’unità ad ogni iterazione in quanto i viene incrementata di un’unità ad ogni iterazione.</text:span></text:p>
        </text:list-item>
      </text:list>
      <text:list text:style-name="LFO21" text:continue-numbering="true">
        <text:list-item>
          <text:p text:style-name="P821"><text:span text:style-name="T822">La limitatezza segue da:</text:span></text:p>
        </text:list-item>
      </text:list>
      <text:p text:style-name="P823"><text:span text:style-name="T824"><text:s text:c="6"/>(P<text:s/></text:span><text:span text:style-name="T825">ᴧ</text:span><text:span text:style-name="T826"><text:s/>tr(i) ≤ 0) = (0≤<text:s/></text:span><text:span text:style-name="T827">𝑖</text:span><text:span text:style-name="T828"><text:s/>≤ n<text:s/></text:span><text:span text:style-name="T829">ᴧ</text:span><text:span text:style-name="T830"><text:s/>val/2<text:s/></text:span><text:span text:style-name="T831">ᴧ</text:span><text:span text:style-name="T832"><text:s/>val*3+1 = ∑</text:span><text:span text:style-name="T833">n-1</text:span><text:span text:style-name="T834">i=0</text:span><text:span text:style-name="T835"><text:s/>val ≠ 1<text:s/></text:span><text:span text:style-name="T836">ᴧ</text:span><text:span text:style-name="T837"><text:s/>n-i ≤ 0)</text:span></text:p>
      <text:p text:style-name="P838"><text:span text:style-name="T839"><text:s text:c="7"/>≡ (i = n<text:s/></text:span><text:span text:style-name="T840">ᴧ</text:span><text:span text:style-name="T841"><text:s/>val/2<text:s/></text:span><text:span text:style-name="T842">ᴧ</text:span><text:span text:style-name="T843"><text:s/>val*3+1 = ∑</text:span><text:span text:style-name="T844">n-1</text:span><text:span text:style-name="T845">i=0</text:span><text:span text:style-name="T846"><text:s/>val ≠ 1)</text:span></text:p>
      <text:p text:style-name="P847"><text:span text:style-name="T848"><draw:connector draw:type="line" svg:x1="1.47162in" svg:y1="-0.00591in" svg:x2="1.40079in" svg:y2="0.15104in" draw:z-index="251658240" draw:id="id0" draw:style-name="a0" draw:name="Linea 1" text:anchor-type="paragraph"><svg:title/><svg:desc/></draw:connector></text:span><text:span text:style-name="T849"><text:s text:c="7"/>⊨ (i ≤ n-1)</text:span></text:p>
      <text:p text:style-name="P850">Poiché:</text:p>
      <text:p text:style-name="P851"><text:span text:style-name="T852"><draw:connector draw:type="line" svg:x1="1.11178in" svg:y1="-0.02126in" svg:x2="1.04094in" svg:y2="0.13568in" draw:z-index="251659264" draw:id="id1" draw:style-name="a1" draw:name="Linea 2" text:anchor-type="paragraph"><svg:title/><svg:desc/></draw:connector></text:span><text:span text:style-name="T853"><draw:connector draw:type="line" svg:x1="5.45863in" svg:y1="-0.0374in" svg:x2="5.3878in" svg:y2="0.11954in" draw:z-index="2" draw:id="id2" draw:style-name="a2" draw:name="Linea 3" text:anchor-type="paragraph"><svg:title/><svg:desc/></draw:connector></text:span><text:span text:style-name="T854">(P<text:s/></text:span><text:span text:style-name="T855">ᴧ</text:span><text:span text:style-name="T856"><text:s/>i ≤ n-1) = (0≤<text:s/></text:span><text:span text:style-name="T857">𝑖</text:span><text:span text:style-name="T858"><text:s/>≤ n<text:s/></text:span><text:span text:style-name="T859">ᴧ</text:span><text:span text:style-name="T860"><text:s/>val/2<text:s/></text:span><text:span text:style-name="T861">ᴧ</text:span><text:span text:style-name="T862"><text:s/>val*3+1 <text:s/>= ∑</text:span><text:span text:style-name="T863">n-1</text:span><text:span text:style-name="T864">i=0</text:span><text:span text:style-name="T865"><text:s/>val ≠ 1 <text:s/></text:span><text:span text:style-name="T866">ᴧ</text:span><text:span text:style-name="T867"><text:s/>i ≤ n-1)</text:span></text:p>
      <text:p text:style-name="P868"><text:span text:style-name="T869">≡ (i = n<text:s/></text:span><text:span text:style-name="T870">ᴧ</text:span><text:span text:style-name="T871"><text:s/>val/2<text:s/></text:span><text:span text:style-name="T872">ᴧ</text:span><text:span text:style-name="T873"><text:s/>val*3+1 = ∑</text:span><text:span text:style-name="T874">n-1</text:span><text:span text:style-name="T875">i=0</text:span><text:span text:style-name="T876"><text:s/>val ≠ 1)</text:span></text:p>
      <text:p text:style-name="P877">⊨<text:s/>R</text:p>
      <text:p text:style-name="P878">Da corollario del teorema dell’invariante di ciclo segue che P può essere usato come precondizione dell’intera istruzione di ripetizione.</text:p>
      <text:p text:style-name="P879">Proseguendo infine a ritroso si ottiene prima:</text:p>
      <text:p text:style-name="P880"><text:span text:style-name="T881">P</text:span><text:span text:style-name="T882">i,0</text:span><text:span text:style-name="T883"><text:s/>= (0≤ 0 ≤<text:s/></text:span><text:span text:style-name="T884">𝑛</text:span><text:span text:style-name="T885"><text:s/></text:span><text:span text:style-name="T886">ᴧ</text:span><text:span text:style-name="T887"><text:s/>val/2<text:s/></text:span><text:span text:style-name="T888">ᴧ</text:span><text:span text:style-name="T889"><text:s/>val*3+1 = ∑</text:span><text:span text:style-name="T890">n<text:s/></text:span><text:span text:style-name="T891">0=0</text:span><text:span text:style-name="T892"><text:s/>val ≠ 1)</text:span></text:p>
      <text:p text:style-name="P893">≡ (val/2 = 0<text:s/>ᴧ<text:s/>val*3+1 = 0)</text:p>
      <text:p text:style-name="P894">e poi, denotato con P’’’ quest’ultimo predicato, si ha:</text:p>
      <text:p text:style-name="P895"><text:span text:style-name="T896">P’’’</text:span><text:span text:style-name="T897">val/2<text:s/></text:span><text:span text:style-name="T898">ᴧ</text:span><text:span text:style-name="T899"><text:s/>val*3+1,0</text:span><text:span text:style-name="T900"><text:s/>= (0=0) ≡ vero</text:span></text:p>
      <text:p text:style-name="P901"/>
      <text:p text:style-name="P902"/>
      <text:p text:style-name="P9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18" style:display-name="ListLabel 118" style:family="text"/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4" style:display-name="WWNum1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16" style:display-name="WWNum1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0" style:display-name="WWNum20">
      <text:list-level-style-bullet text:level="1" text:style-name="WW_CharLFO7LVL1" text:bullet-char="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965in" text:min-label-width="0.25in" text:list-level-position-and-space-mode="label-alignment">
          <style:list-level-label-alignment text:label-followed-by="listtab" fo:margin-left="5.046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965in" text:min-label-width="0.25in" text:list-level-position-and-space-mode="label-alignment">
          <style:list-level-label-alignment text:label-followed-by="listtab" fo:margin-left="5.546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19" style:display-name="WWNum19">
      <text:list-level-style-bullet text:level="1" text:style-name="WW_CharLFO8LVL1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325in" text:min-label-width="0.25in" text:list-level-position-and-space-mode="label-alignment">
          <style:list-level-label-alignment text:label-followed-by="listtab" fo:margin-left="1.5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575in" text:min-label-width="0.25in" text:list-level-position-and-space-mode="label-alignment">
          <style:list-level-label-alignment text:label-followed-by="listtab" fo:margin-left="2.8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825in" text:min-label-width="0.25in" text:list-level-position-and-space-mode="label-alignment">
          <style:list-level-label-alignment text:label-followed-by="listtab" fo:margin-left="3.0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<text:page-number text:fixed="false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12-16T17:44:00Z</meta:creation-date>
    <dc:date>2022-12-20T14:53:00Z</dc:date>
    <meta:template xlink:href="Normal.dotm" xlink:type="simple"/>
    <meta:editing-cycles>32</meta:editing-cycles>
    <meta:editing-duration>PT96120S</meta:editing-duration>
    <meta:document-statistic meta:page-count="20" meta:paragraph-count="45" meta:word-count="3367" meta:character-count="22520" meta:row-count="159" meta:non-whitespace-character-count="19198"/>
  </office:meta>
</office:document-meta>
</file>